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8552" calcext:value-type="float">
            <text:p>28.03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8072" calcext:value-type="float">
            <text:p>28.00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0784" calcext:value-type="float">
            <text:p>28.37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4928" calcext:value-type="float">
            <text:p>26.47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1672" calcext:value-type="float">
            <text:p>26.33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8776" calcext:value-type="float">
            <text:p>25.25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2128" calcext:value-type="float">
            <text:p>23.12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8952" calcext:value-type="float">
            <text:p>23.61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0184" calcext:value-type="float">
            <text:p>23.57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8472" calcext:value-type="float">
            <text:p>23.58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296" calcext:value-type="float">
            <text:p>23.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9408" calcext:value-type="float">
            <text:p>24.21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0424" calcext:value-type="float">
            <text:p>25.49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5944" calcext:value-type="float">
            <text:p>27.74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2816" calcext:value-type="float">
            <text:p>27.10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3536" calcext:value-type="float">
            <text:p>25.24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9064" calcext:value-type="float">
            <text:p>26.03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5984" calcext:value-type="float">
            <text:p>28.06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9344" calcext:value-type="float">
            <text:p>28.27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9904" calcext:value-type="float">
            <text:p>28.94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2472" calcext:value-type="float">
            <text:p>28.92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112" calcext:value-type="float">
            <text:p>28.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9136" calcext:value-type="float">
            <text:p>28.13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836" calcext:value-type="float">
            <text:p>28.78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7928" calcext:value-type="float">
            <text:p>27.61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4272" calcext:value-type="float">
            <text:p>28.08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8696" calcext:value-type="float">
            <text:p>28.42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8512" calcext:value-type="float">
            <text:p>27.71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2424" calcext:value-type="float">
            <text:p>26.25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6056" calcext:value-type="float">
            <text:p>26.35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968" calcext:value-type="float">
            <text:p>27.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8464" calcext:value-type="float">
            <text:p>28.85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3056" calcext:value-type="float">
            <text:p>29.02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2408" calcext:value-type="float">
            <text:p>29.17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2512" calcext:value-type="float">
            <text:p>29.24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1344" calcext:value-type="float">
            <text:p>29.04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8904" calcext:value-type="float">
            <text:p>28.56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9056" calcext:value-type="float">
            <text:p>27.49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4208" calcext:value-type="float">
            <text:p>24.52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1264" calcext:value-type="float">
            <text:p>24.59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7792" calcext:value-type="float">
            <text:p>25.76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9256" calcext:value-type="float">
            <text:p>29.09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7584" calcext:value-type="float">
            <text:p>29.43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368" calcext:value-type="float">
            <text:p>29.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0192" calcext:value-type="float">
            <text:p>29.73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42" calcext:value-type="float">
            <text:p>29.79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7352" calcext:value-type="float">
            <text:p>29.86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8456" calcext:value-type="float">
            <text:p>30.31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5888" calcext:value-type="float">
            <text:p>30.34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0712" calcext:value-type="float">
            <text:p>30.08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6792" calcext:value-type="float">
            <text:p>29.19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468" calcext:value-type="float">
            <text:p>29.82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0368" calcext:value-type="float">
            <text:p>31.90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8608" calcext:value-type="float">
            <text:p>33.05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788" calcext:value-type="float">
            <text:p>32.5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244" calcext:value-type="float">
            <text:p>30.95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2008" calcext:value-type="float">
            <text:p>29.78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4328" calcext:value-type="float">
            <text:p>33.10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9072" calcext:value-type="float">
            <text:p>32.19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4328" calcext:value-type="float">
            <text:p>33.10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4768" calcext:value-type="float">
            <text:p>36.62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9048" calcext:value-type="float">
            <text:p>36.57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8256" calcext:value-type="float">
            <text:p>36.3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9488" calcext:value-type="float">
            <text:p>36.28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4312" calcext:value-type="float">
            <text:p>36.02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7304" calcext:value-type="float">
            <text:p>34.81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9648" calcext:value-type="float">
            <text:p>33.75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5808" calcext:value-type="float">
            <text:p>33.51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3784" calcext:value-type="float">
            <text:p>33.32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8544" calcext:value-type="float">
            <text:p>33.30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1112" calcext:value-type="float">
            <text:p>33.28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12" calcext:value-type="float">
            <text:p>32.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8632" calcext:value-type="float">
            <text:p>32.48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3416" calcext:value-type="float">
            <text:p>31.90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6656" calcext:value-type="float">
            <text:p>31.15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5368" calcext:value-type="float">
            <text:p>29.9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2632" calcext:value-type="float">
            <text:p>26.39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9632" calcext:value-type="float">
            <text:p>25.24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1184" calcext:value-type="float">
            <text:p>23.95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1016" calcext:value-type="float">
            <text:p>24.13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7336" calcext:value-type="float">
            <text:p>25.16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144" calcext:value-type="float">
            <text:p>26.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4552" calcext:value-type="float">
            <text:p>26.51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1152" calcext:value-type="float">
            <text:p>25.98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5208" calcext:value-type="float">
            <text:p>24.90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6576" calcext:value-type="float">
            <text:p>22.89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6704" calcext:value-type="float">
            <text:p>22.39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1408" calcext:value-type="float">
            <text:p>21.1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8344" calcext:value-type="float">
            <text:p>20.27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2936" calcext:value-type="float">
            <text:p>20.44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452" calcext:value-type="float">
            <text:p>20.9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468" calcext:value-type="float">
            <text:p>22.20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3776" calcext:value-type="float">
            <text:p>23.35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3816" calcext:value-type="float">
            <text:p>23.67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5248" calcext:value-type="float">
            <text:p>25.22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2488" calcext:value-type="float">
            <text:p>26.00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6312" calcext:value-type="float">
            <text:p>25.35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4608" calcext:value-type="float">
            <text:p>23.91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9848" calcext:value-type="float">
            <text:p>20.11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5608" calcext:value-type="float">
            <text:p>20.48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2952" calcext:value-type="float">
            <text:p>21.3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5512" calcext:value-type="float">
            <text:p>22.7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2248" calcext:value-type="float">
            <text:p>24.08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1456" calcext:value-type="float">
            <text:p>23.8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2648" calcext:value-type="float">
            <text:p>23.47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756" calcext:value-type="float">
            <text:p>22.38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6648" calcext:value-type="float">
            <text:p>21.18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5416" calcext:value-type="float">
            <text:p>21.2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4768" calcext:value-type="float">
            <text:p>21.38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5936" calcext:value-type="float">
            <text:p>21.5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18" calcext:value-type="float">
            <text:p>22.0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572" calcext:value-type="float">
            <text:p>22.90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8632" calcext:value-type="float">
            <text:p>21.0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1744" calcext:value-type="float">
            <text:p>20.8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1328" calcext:value-type="float">
            <text:p>20.53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6944" calcext:value-type="float">
            <text:p>20.50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0096" calcext:value-type="float">
            <text:p>20.58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1056" calcext:value-type="float">
            <text:p>20.64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2016" calcext:value-type="float">
            <text:p>20.70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02" calcext:value-type="float">
            <text:p>20.6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9576" calcext:value-type="float">
            <text:p>20.2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0944" calcext:value-type="float">
            <text:p>18.2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7456" calcext:value-type="float">
            <text:p>18.50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5304" calcext:value-type="float">
            <text:p>18.81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3464" calcext:value-type="float">
            <text:p>19.33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348" calcext:value-type="float">
            <text:p>20.2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6056" calcext:value-type="float">
            <text:p>22.5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0416" calcext:value-type="float">
            <text:p>23.14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6608" calcext:value-type="float">
            <text:p>24.67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0624" calcext:value-type="float">
            <text:p>23.28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6392" calcext:value-type="float">
            <text:p>22.18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58" calcext:value-type="float">
            <text:p>23.5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224" calcext:value-type="float">
            <text:p>25.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5808" calcext:value-type="float">
            <text:p>25.89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852" calcext:value-type="float">
            <text:p>26.25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2256" calcext:value-type="float">
            <text:p>26.43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9392" calcext:value-type="float">
            <text:p>27.13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316" calcext:value-type="float">
            <text:p>29.0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1592" calcext:value-type="float">
            <text:p>29.50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944" calcext:value-type="float">
            <text:p>29.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0816" calcext:value-type="float">
            <text:p>30.15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928" calcext:value-type="float">
            <text:p>32.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9224" calcext:value-type="float">
            <text:p>31.12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3272" calcext:value-type="float">
            <text:p>31.51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1344" calcext:value-type="float">
            <text:p>32.85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8728" calcext:value-type="float">
            <text:p>34.01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616" calcext:value-type="float">
            <text:p>34.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5304" calcext:value-type="float">
            <text:p>34.05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6912" calcext:value-type="float">
            <text:p>33.96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1736" calcext:value-type="float">
            <text:p>33.70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4784" calcext:value-type="float">
            <text:p>33.70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5472" calcext:value-type="float">
            <text:p>33.87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3864" calcext:value-type="float">
            <text:p>33.96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5576" calcext:value-type="float">
            <text:p>33.94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0712" calcext:value-type="float">
            <text:p>33.89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0232" calcext:value-type="float">
            <text:p>33.86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41944" calcext:value-type="float">
            <text:p>33.84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5368" calcext:value-type="float">
            <text:p>33.80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0024" calcext:value-type="float">
            <text:p>33.72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1192" calcext:value-type="float">
            <text:p>33.92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2592" calcext:value-type="float">
            <text:p>33.69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036" calcext:value-type="float">
            <text:p>33.36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22" calcext:value-type="float">
            <text:p>32.8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7216" calcext:value-type="float">
            <text:p>31.82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1888" calcext:value-type="float">
            <text:p>28.82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8088" calcext:value-type="float">
            <text:p>28.89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0304" calcext:value-type="float">
            <text:p>28.34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9672" calcext:value-type="float">
            <text:p>29.37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6416" calcext:value-type="float">
            <text:p>29.23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0592" calcext:value-type="float">
            <text:p>29.12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5832" calcext:value-type="float">
            <text:p>29.13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9632" calcext:value-type="float">
            <text:p>29.0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6168" calcext:value-type="float">
            <text:p>28.77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2976" calcext:value-type="float">
            <text:p>28.38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0952" calcext:value-type="float">
            <text:p>28.19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5608" calcext:value-type="float">
            <text:p>28.10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968" calcext:value-type="float">
            <text:p>27.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2312" calcext:value-type="float">
            <text:p>27.64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6304" calcext:value-type="float">
            <text:p>26.81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9424" calcext:value-type="float">
            <text:p>25.10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3912" calcext:value-type="float">
            <text:p>25.20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1216" calcext:value-type="float">
            <text:p>25.73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34" calcext:value-type="float">
            <text:p>27.2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1312" calcext:value-type="float">
            <text:p>27.26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6176" calcext:value-type="float">
            <text:p>27.31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4736" calcext:value-type="float">
            <text:p>27.22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3024" calcext:value-type="float">
            <text:p>27.24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868" calcext:value-type="float">
            <text:p>27.53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5528" calcext:value-type="float">
            <text:p>27.46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724" calcext:value-type="float">
            <text:p>27.44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3168" calcext:value-type="float">
            <text:p>27.63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7968" calcext:value-type="float">
            <text:p>27.9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9304" calcext:value-type="float">
            <text:p>27.95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732" calcext:value-type="float">
            <text:p>28.08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9008" calcext:value-type="float">
            <text:p>28.63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0248" calcext:value-type="float">
            <text:p>27.13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6064" calcext:value-type="float">
            <text:p>24.89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824" calcext:value-type="float">
            <text:p>24.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1016" calcext:value-type="float">
            <text:p>24.13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112" calcext:value-type="float">
            <text:p>24.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1704" calcext:value-type="float">
            <text:p>24.30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6776" calcext:value-type="float">
            <text:p>24.49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2056" calcext:value-type="float">
            <text:p>24.83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6624" calcext:value-type="float">
            <text:p>25.56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7472" calcext:value-type="float">
            <text:p>27.01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4904" calcext:value-type="float">
            <text:p>27.04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4632" calcext:value-type="float">
            <text:p>27.15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584" calcext:value-type="float">
            <text:p>27.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8992" calcext:value-type="float">
            <text:p>27.74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728" calcext:value-type="float">
            <text:p>27.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8088" calcext:value-type="float">
            <text:p>28.89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1496" calcext:value-type="float">
            <text:p>31.78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9704" calcext:value-type="float">
            <text:p>31.15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2736" calcext:value-type="float">
            <text:p>30.27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528" calcext:value-type="float">
            <text:p>30.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9312" calcext:value-type="float">
            <text:p>30.30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0128" calcext:value-type="float">
            <text:p>29.9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0672" calcext:value-type="float">
            <text:p>29.76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3456" calcext:value-type="float">
            <text:p>28.41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7592" calcext:value-type="float">
            <text:p>24.16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852" calcext:value-type="float">
            <text:p>22.4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8312" calcext:value-type="float">
            <text:p>22.30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3616" calcext:value-type="float">
            <text:p>22.07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276" calcext:value-type="float">
            <text:p>22.0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852" calcext:value-type="float">
            <text:p>22.4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9032" calcext:value-type="float">
            <text:p>24.25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304" calcext:value-type="float">
            <text:p>24.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0832" calcext:value-type="float">
            <text:p>23.42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2624" calcext:value-type="float">
            <text:p>24.04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836" calcext:value-type="float">
            <text:p>28.78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6736" calcext:value-type="float">
            <text:p>27.98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9" calcext:value-type="float">
            <text:p>26.2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424" calcext:value-type="float">
            <text:p>26.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428" calcext:value-type="float">
            <text:p>26.62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0648" calcext:value-type="float">
            <text:p>26.52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3968" calcext:value-type="float">
            <text:p>26.41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0048" calcext:value-type="float">
            <text:p>25.53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2256" calcext:value-type="float">
            <text:p>22.6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1544" calcext:value-type="float">
            <text:p>23.0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3288" calcext:value-type="float">
            <text:p>24.78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7672" calcext:value-type="float">
            <text:p>24.80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2912" calcext:value-type="float">
            <text:p>24.82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0616" calcext:value-type="float">
            <text:p>24.74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02" calcext:value-type="float">
            <text:p>24.46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6504" calcext:value-type="float">
            <text:p>24.60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6064" calcext:value-type="float">
            <text:p>24.89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3936" calcext:value-type="float">
            <text:p>24.63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9344" calcext:value-type="float">
            <text:p>24.46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4584" calcext:value-type="float">
            <text:p>24.48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7384" calcext:value-type="float">
            <text:p>24.02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7744" calcext:value-type="float">
            <text:p>23.09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3264" calcext:value-type="float">
            <text:p>21.5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6416" calcext:value-type="float">
            <text:p>21.6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2176" calcext:value-type="float">
            <text:p>21.98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0496" calcext:value-type="float">
            <text:p>23.78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6424" calcext:value-type="float">
            <text:p>23.96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5736" calcext:value-type="float">
            <text:p>23.79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7344" calcext:value-type="float">
            <text:p>23.7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1456" calcext:value-type="float">
            <text:p>23.8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7176" calcext:value-type="float">
            <text:p>23.88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8328" calcext:value-type="float">
            <text:p>23.19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164" calcext:value-type="float">
            <text:p>20.7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6568" calcext:value-type="float">
            <text:p>20.54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4816" calcext:value-type="float">
            <text:p>20.24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6176" calcext:value-type="float">
            <text:p>19.69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324" calcext:value-type="float">
            <text:p>18.3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0552" calcext:value-type="float">
            <text:p>17.3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4936" calcext:value-type="float">
            <text:p>17.3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7976" calcext:value-type="float">
            <text:p>18.8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4936" calcext:value-type="float">
            <text:p>17.3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0464" calcext:value-type="float">
            <text:p>18.1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8624" calcext:value-type="float">
            <text:p>18.70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6528" calcext:value-type="float">
            <text:p>20.2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9904" calcext:value-type="float">
            <text:p>21.3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0176" calcext:value-type="float">
            <text:p>21.2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8776" calcext:value-type="float">
            <text:p>21.4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8944" calcext:value-type="float">
            <text:p>21.2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4936" calcext:value-type="float">
            <text:p>21.2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1512" calcext:value-type="float">
            <text:p>21.24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7608" calcext:value-type="float">
            <text:p>21.24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1512" calcext:value-type="float">
            <text:p>21.24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8944" calcext:value-type="float">
            <text:p>21.2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7232" calcext:value-type="float">
            <text:p>21.2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9424" calcext:value-type="float">
            <text:p>21.2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2576" calcext:value-type="float">
            <text:p>21.3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3912" calcext:value-type="float">
            <text:p>21.3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6104" calcext:value-type="float">
            <text:p>21.4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5728" calcext:value-type="float">
            <text:p>21.4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4872" calcext:value-type="float">
            <text:p>21.4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6312" calcext:value-type="float">
            <text:p>21.5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6416" calcext:value-type="float">
            <text:p>21.6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7752" calcext:value-type="float">
            <text:p>21.63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7" calcext:value-type="float">
            <text:p>21.7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6104" calcext:value-type="float">
            <text:p>21.4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172" calcext:value-type="float">
            <text:p>21.3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2888" calcext:value-type="float">
            <text:p>21.58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6648" calcext:value-type="float">
            <text:p>21.18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1312" calcext:value-type="float">
            <text:p>19.64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9264" calcext:value-type="float">
            <text:p>20.0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9008" calcext:value-type="float">
            <text:p>21.0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0792" calcext:value-type="float">
            <text:p>19.2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3088" calcext:value-type="float">
            <text:p>19.3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724" calcext:value-type="float">
            <text:p>19.82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1184" calcext:value-type="float">
            <text:p>20.14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4288" calcext:value-type="float">
            <text:p>21.3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236" calcext:value-type="float">
            <text:p>22.6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2112" calcext:value-type="float">
            <text:p>22.23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9336" calcext:value-type="float">
            <text:p>22.11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9648" calcext:value-type="float">
            <text:p>22.32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6432" calcext:value-type="float">
            <text:p>22.50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9416" calcext:value-type="float">
            <text:p>22.75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812" calcext:value-type="float">
            <text:p>23.0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7536" calcext:value-type="float">
            <text:p>22.9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2944" calcext:value-type="float">
            <text:p>22.7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5824" calcext:value-type="float">
            <text:p>22.97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4648" calcext:value-type="float">
            <text:p>24.23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952" calcext:value-type="float">
            <text:p>26.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4032" calcext:value-type="float">
            <text:p>22.35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6224" calcext:value-type="float">
            <text:p>22.36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852" calcext:value-type="float">
            <text:p>22.4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232" calcext:value-type="float">
            <text:p>22.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7832" calcext:value-type="float">
            <text:p>22.27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9816" calcext:value-type="float">
            <text:p>22.14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9616" calcext:value-type="float">
            <text:p>20.54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5072" calcext:value-type="float">
            <text:p>19.24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2984" calcext:value-type="float">
            <text:p>19.30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9664" calcext:value-type="float">
            <text:p>19.4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4152" calcext:value-type="float">
            <text:p>19.50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388" calcext:value-type="float">
            <text:p>19.6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2376" calcext:value-type="float">
            <text:p>19.77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2792" calcext:value-type="float">
            <text:p>20.0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1056" calcext:value-type="float">
            <text:p>20.64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228" calcext:value-type="float">
            <text:p>22.05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5944" calcext:value-type="float">
            <text:p>23.93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8368" calcext:value-type="float">
            <text:p>23.51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0688" calcext:value-type="float">
            <text:p>26.84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6608" calcext:value-type="float">
            <text:p>28.48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4144" calcext:value-type="float">
            <text:p>28.58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3536" calcext:value-type="float">
            <text:p>29.0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512" calcext:value-type="float">
            <text:p>25.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6936" calcext:value-type="float">
            <text:p>25.77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4096" calcext:value-type="float">
            <text:p>25.91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4328" calcext:value-type="float">
            <text:p>25.48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9424" calcext:value-type="float">
            <text:p>25.10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9488" calcext:value-type="float">
            <text:p>24.85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4248" calcext:value-type="float">
            <text:p>24.84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3192" calcext:value-type="float">
            <text:p>23.25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5096" calcext:value-type="float">
            <text:p>22.4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0776" calcext:value-type="float">
            <text:p>22.21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6392" calcext:value-type="float">
            <text:p>22.18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6976" calcext:value-type="float">
            <text:p>22.28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144" calcext:value-type="float">
            <text:p>22.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2432" calcext:value-type="float">
            <text:p>24.79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508" calcext:value-type="float">
            <text:p>25.40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684" calcext:value-type="float">
            <text:p>24.24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3424" calcext:value-type="float">
            <text:p>22.82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5992" calcext:value-type="float">
            <text:p>22.79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7328" calcext:value-type="float">
            <text:p>22.81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576" calcext:value-type="float">
            <text:p>23.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8864" calcext:value-type="float">
            <text:p>24.43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86" calcext:value-type="float">
            <text:p>23.0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6712" calcext:value-type="float">
            <text:p>20.9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0376" calcext:value-type="float">
            <text:p>22.82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432" calcext:value-type="float">
            <text:p>23.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7608" calcext:value-type="float">
            <text:p>25.05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5504" calcext:value-type="float">
            <text:p>24.22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112" calcext:value-type="float">
            <text:p>24.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5024" calcext:value-type="float">
            <text:p>28.00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5296" calcext:value-type="float">
            <text:p>27.89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7176" calcext:value-type="float">
            <text:p>27.69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0768" calcext:value-type="float">
            <text:p>27.48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0768" calcext:value-type="float">
            <text:p>27.48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396" calcext:value-type="float">
            <text:p>27.87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8008" calcext:value-type="float">
            <text:p>28.25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0848" calcext:value-type="float">
            <text:p>28.12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8928" calcext:value-type="float">
            <text:p>27.99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9784" calcext:value-type="float">
            <text:p>27.98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5024" calcext:value-type="float">
            <text:p>28.00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6256" calcext:value-type="float">
            <text:p>27.95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2248" calcext:value-type="float">
            <text:p>27.89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252" calcext:value-type="float">
            <text:p>27.78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2584" calcext:value-type="float">
            <text:p>27.53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5384" calcext:value-type="float">
            <text:p>27.07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0568" calcext:value-type="float">
            <text:p>25.88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5264" calcext:value-type="float">
            <text:p>22.30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6016" calcext:value-type="float">
            <text:p>22.22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2072" calcext:value-type="float">
            <text:p>21.91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0144" calcext:value-type="float">
            <text:p>19.4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9768" calcext:value-type="float">
            <text:p>19.47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4256" calcext:value-type="float">
            <text:p>19.5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2272" calcext:value-type="float">
            <text:p>19.7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3064" calcext:value-type="float">
            <text:p>19.94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672" calcext:value-type="float">
            <text:p>23.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8792" calcext:value-type="float">
            <text:p>26.14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8096" calcext:value-type="float">
            <text:p>27.43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7048" calcext:value-type="float">
            <text:p>28.19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7528" calcext:value-type="float">
            <text:p>28.22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6776" calcext:value-type="float">
            <text:p>28.30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4792" calcext:value-type="float">
            <text:p>28.43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828" calcext:value-type="float">
            <text:p>28.1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5696" calcext:value-type="float">
            <text:p>27.28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5296" calcext:value-type="float">
            <text:p>24.08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016" calcext:value-type="float">
            <text:p>24.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1952" calcext:value-type="float">
            <text:p>24.76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532" calcext:value-type="float">
            <text:p>23.51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6656" calcext:value-type="float">
            <text:p>23.53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9328" calcext:value-type="float">
            <text:p>23.57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7616" calcext:value-type="float">
            <text:p>23.59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9432" calcext:value-type="float">
            <text:p>23.64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6008" calcext:value-type="float">
            <text:p>23.68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9432" calcext:value-type="float">
            <text:p>23.64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5904" calcext:value-type="float">
            <text:p>23.61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3608" calcext:value-type="float">
            <text:p>23.53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6928" calcext:value-type="float">
            <text:p>23.42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4048" calcext:value-type="float">
            <text:p>23.24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62" calcext:value-type="float">
            <text:p>22.9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524" calcext:value-type="float">
            <text:p>22.8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144" calcext:value-type="float">
            <text:p>22.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0624" calcext:value-type="float">
            <text:p>23.28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1088" calcext:value-type="float">
            <text:p>22.42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0568" calcext:value-type="float">
            <text:p>22.07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8272" calcext:value-type="float">
            <text:p>21.98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3032" calcext:value-type="float">
            <text:p>21.97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8024" calcext:value-type="float">
            <text:p>21.52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7568" calcext:value-type="float">
            <text:p>20.92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1472" calcext:value-type="float">
            <text:p>20.9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3432" calcext:value-type="float">
            <text:p>25.17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1248" calcext:value-type="float">
            <text:p>27.51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96" calcext:value-type="float">
            <text:p>27.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6992" calcext:value-type="float">
            <text:p>26.98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7808" calcext:value-type="float">
            <text:p>26.65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7336" calcext:value-type="float">
            <text:p>25.16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844" calcext:value-type="float">
            <text:p>25.61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1592" calcext:value-type="float">
            <text:p>25.69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2448" calcext:value-type="float">
            <text:p>25.68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7792" calcext:value-type="float">
            <text:p>25.76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368" calcext:value-type="float">
            <text:p>25.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9464" calcext:value-type="float">
            <text:p>25.42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6752" calcext:value-type="float">
            <text:p>25.06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6128" calcext:value-type="float">
            <text:p>24.64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3456" calcext:value-type="float">
            <text:p>24.60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6608" calcext:value-type="float">
            <text:p>24.67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6256" calcext:value-type="float">
            <text:p>24.14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3064" calcext:value-type="float">
            <text:p>19.94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6968" calcext:value-type="float">
            <text:p>19.93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4504" calcext:value-type="float">
            <text:p>20.03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0952" calcext:value-type="float">
            <text:p>20.57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2936" calcext:value-type="float">
            <text:p>20.44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728" calcext:value-type="float">
            <text:p>20.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0672" calcext:value-type="float">
            <text:p>22.14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0248" calcext:value-type="float">
            <text:p>23.3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3464" calcext:value-type="float">
            <text:p>23.14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7056" calcext:value-type="float">
            <text:p>22.9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1816" calcext:value-type="float">
            <text:p>22.9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7368" calcext:value-type="float">
            <text:p>23.13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9808" calcext:value-type="float">
            <text:p>23.60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1272" calcext:value-type="float">
            <text:p>23.13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3528" calcext:value-type="float">
            <text:p>22.89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7248" calcext:value-type="float">
            <text:p>22.17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4624" calcext:value-type="float">
            <text:p>20.9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356" calcext:value-type="float">
            <text:p>20.8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5272" calcext:value-type="float">
            <text:p>20.8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5208" calcext:value-type="float">
            <text:p>21.09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7168" calcext:value-type="float">
            <text:p>21.53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7704" calcext:value-type="float">
            <text:p>22.77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6928" calcext:value-type="float">
            <text:p>23.42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4736" calcext:value-type="float">
            <text:p>23.41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0416" calcext:value-type="float">
            <text:p>23.14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6952" calcext:value-type="float">
            <text:p>22.85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7224" calcext:value-type="float">
            <text:p>22.7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716" calcext:value-type="float">
            <text:p>22.9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4632" calcext:value-type="float">
            <text:p>23.3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6824" calcext:value-type="float">
            <text:p>23.35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004" calcext:value-type="float">
            <text:p>23.1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5448" calcext:value-type="float">
            <text:p>23.01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0208" calcext:value-type="float">
            <text:p>23.00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1208" calcext:value-type="float">
            <text:p>23.3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82" calcext:value-type="float">
            <text:p>23.6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1352" calcext:value-type="float">
            <text:p>23.77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7616" calcext:value-type="float">
            <text:p>23.59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668" calcext:value-type="float">
            <text:p>22.9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4248" calcext:value-type="float">
            <text:p>21.0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5584" calcext:value-type="float">
            <text:p>21.0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412" calcext:value-type="float">
            <text:p>21.5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0008" calcext:value-type="float">
            <text:p>21.40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0072" calcext:value-type="float">
            <text:p>21.1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3184" calcext:value-type="float">
            <text:p>20.9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2224" calcext:value-type="float">
            <text:p>20.84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4896" calcext:value-type="float">
            <text:p>20.8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5624" calcext:value-type="float">
            <text:p>21.3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3784" calcext:value-type="float">
            <text:p>21.89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2928" calcext:value-type="float">
            <text:p>21.90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1904" calcext:value-type="float">
            <text:p>22.09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044" calcext:value-type="float">
            <text:p>22.57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5824" calcext:value-type="float">
            <text:p>22.97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7888" calcext:value-type="float">
            <text:p>23.48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3616" calcext:value-type="float">
            <text:p>25.88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756" calcext:value-type="float">
            <text:p>30.0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992" calcext:value-type="float">
            <text:p>29.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7312" calcext:value-type="float">
            <text:p>29.54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076" calcext:value-type="float">
            <text:p>28.94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5792" calcext:value-type="float">
            <text:p>25.00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6264" calcext:value-type="float">
            <text:p>22.6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228" calcext:value-type="float">
            <text:p>22.05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6872" calcext:value-type="float">
            <text:p>22.21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6392" calcext:value-type="float">
            <text:p>22.18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1424" calcext:value-type="float">
            <text:p>22.06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9568" calcext:value-type="float">
            <text:p>21.68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9048" calcext:value-type="float">
            <text:p>21.3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9848" calcext:value-type="float">
            <text:p>20.11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5256" calcext:value-type="float">
            <text:p>19.95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772" calcext:value-type="float">
            <text:p>19.8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6864" calcext:value-type="float">
            <text:p>19.8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3104" calcext:value-type="float">
            <text:p>20.2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6648" calcext:value-type="float">
            <text:p>21.18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5976" calcext:value-type="float">
            <text:p>21.90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7128" calcext:value-type="float">
            <text:p>21.2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1136" calcext:value-type="float">
            <text:p>21.2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2528" calcext:value-type="float">
            <text:p>22.5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2864" calcext:value-type="float">
            <text:p>25.96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46" calcext:value-type="float">
            <text:p>25.3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344" calcext:value-type="float">
            <text:p>23.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9464" calcext:value-type="float">
            <text:p>21.61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8136" calcext:value-type="float">
            <text:p>20.13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0104" calcext:value-type="float">
            <text:p>19.12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0104" calcext:value-type="float">
            <text:p>19.12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148" calcext:value-type="float">
            <text:p>19.4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8856" calcext:value-type="float">
            <text:p>18.2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3616" calcext:value-type="float">
            <text:p>18.2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6664" calcext:value-type="float">
            <text:p>18.2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8584" calcext:value-type="float">
            <text:p>18.3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2488" calcext:value-type="float">
            <text:p>18.3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0568" calcext:value-type="float">
            <text:p>18.2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8208" calcext:value-type="float">
            <text:p>18.4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1984" calcext:value-type="float">
            <text:p>18.9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2672" calcext:value-type="float">
            <text:p>19.0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0272" calcext:value-type="float">
            <text:p>18.9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4928" calcext:value-type="float">
            <text:p>18.85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8872" calcext:value-type="float">
            <text:p>19.1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2608" calcext:value-type="float">
            <text:p>19.34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7888" calcext:value-type="float">
            <text:p>19.6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6592" calcext:value-type="float">
            <text:p>19.97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4376" calcext:value-type="float">
            <text:p>20.53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9904" calcext:value-type="float">
            <text:p>21.3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2024" calcext:value-type="float">
            <text:p>23.05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4104" calcext:value-type="float">
            <text:p>24.45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324" calcext:value-type="float">
            <text:p>25.92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7456" calcext:value-type="float">
            <text:p>26.12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288" calcext:value-type="float">
            <text:p>26.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3536" calcext:value-type="float">
            <text:p>25.24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7032" calcext:value-type="float">
            <text:p>23.49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2512" calcext:value-type="float">
            <text:p>21.6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2616" calcext:value-type="float">
            <text:p>21.69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0736" calcext:value-type="float">
            <text:p>21.89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6144" calcext:value-type="float">
            <text:p>21.72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1552" calcext:value-type="float">
            <text:p>21.56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1552" calcext:value-type="float">
            <text:p>21.56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4056" calcext:value-type="float">
            <text:p>21.78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608" calcext:value-type="float">
            <text:p>21.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4032" calcext:value-type="float">
            <text:p>22.35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8888" calcext:value-type="float">
            <text:p>23.86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2104" calcext:value-type="float">
            <text:p>23.69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392" calcext:value-type="float">
            <text:p>23.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2512" calcext:value-type="float">
            <text:p>25.43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3368" calcext:value-type="float">
            <text:p>25.42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8504" calcext:value-type="float">
            <text:p>25.36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8776" calcext:value-type="float">
            <text:p>25.25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6272" calcext:value-type="float">
            <text:p>25.03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02" calcext:value-type="float">
            <text:p>24.46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9808" calcext:value-type="float">
            <text:p>23.60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156" calcext:value-type="float">
            <text:p>23.91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688" calcext:value-type="float">
            <text:p>24.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8504" calcext:value-type="float">
            <text:p>25.36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0392" calcext:value-type="float">
            <text:p>27.52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0744" calcext:value-type="float">
            <text:p>28.05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888" calcext:value-type="float">
            <text:p>29.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028" calcext:value-type="float">
            <text:p>28.9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244" calcext:value-type="float">
            <text:p>27.14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2248" calcext:value-type="float">
            <text:p>24.08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9792" calcext:value-type="float">
            <text:p>22.7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3256" calcext:value-type="float">
            <text:p>23.00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4784" calcext:value-type="float">
            <text:p>22.27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5976" calcext:value-type="float">
            <text:p>21.90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7688" calcext:value-type="float">
            <text:p>21.88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6832" calcext:value-type="float">
            <text:p>21.89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4264" calcext:value-type="float">
            <text:p>21.92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1696" calcext:value-type="float">
            <text:p>21.95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6936" calcext:value-type="float">
            <text:p>21.96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6184" calcext:value-type="float">
            <text:p>22.04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2696" calcext:value-type="float">
            <text:p>22.33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6648" calcext:value-type="float">
            <text:p>21.18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6704" calcext:value-type="float">
            <text:p>18.58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6584" calcext:value-type="float">
            <text:p>21.4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6312" calcext:value-type="float">
            <text:p>21.5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3576" calcext:value-type="float">
            <text:p>21.75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5904" calcext:value-type="float">
            <text:p>23.61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4648" calcext:value-type="float">
            <text:p>24.23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5672" calcext:value-type="float">
            <text:p>24.04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6384" calcext:value-type="float">
            <text:p>23.64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7104" calcext:value-type="float">
            <text:p>21.78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4368" calcext:value-type="float">
            <text:p>21.99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6392" calcext:value-type="float">
            <text:p>22.18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2072" calcext:value-type="float">
            <text:p>21.91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8672" calcext:value-type="float">
            <text:p>21.3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2264" calcext:value-type="float">
            <text:p>21.1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6584" calcext:value-type="float">
            <text:p>21.4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7144" calcext:value-type="float">
            <text:p>22.10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596" calcext:value-type="float">
            <text:p>24.82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2576" calcext:value-type="float">
            <text:p>25.18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4016" calcext:value-type="float">
            <text:p>25.27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7648" calcext:value-type="float">
            <text:p>25.37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9464" calcext:value-type="float">
            <text:p>25.42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5768" calcext:value-type="float">
            <text:p>25.57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212" calcext:value-type="float">
            <text:p>24.58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544" calcext:value-type="float">
            <text:p>24.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2464" calcext:value-type="float">
            <text:p>26.57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0856" calcext:value-type="float">
            <text:p>26.66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4656" calcext:value-type="float">
            <text:p>26.58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6432" calcext:value-type="float">
            <text:p>26.31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6352" calcext:value-type="float">
            <text:p>25.67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4688" calcext:value-type="float">
            <text:p>24.55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8104" calcext:value-type="float">
            <text:p>22.16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5856" calcext:value-type="float">
            <text:p>20.9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7024" calcext:value-type="float">
            <text:p>21.1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3704" calcext:value-type="float">
            <text:p>21.2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0008" calcext:value-type="float">
            <text:p>21.40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268" calcext:value-type="float">
            <text:p>21.4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3936" calcext:value-type="float">
            <text:p>24.63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3664" calcext:value-type="float">
            <text:p>24.74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8256" calcext:value-type="float">
            <text:p>24.90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4872" calcext:value-type="float">
            <text:p>25.26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6352" calcext:value-type="float">
            <text:p>25.67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0568" calcext:value-type="float">
            <text:p>25.88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1984" calcext:value-type="float">
            <text:p>26.54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0056" calcext:value-type="float">
            <text:p>27.88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92" calcext:value-type="float">
            <text:p>27.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444" calcext:value-type="float">
            <text:p>27.90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7864" calcext:value-type="float">
            <text:p>27.86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2624" calcext:value-type="float">
            <text:p>27.85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6528" calcext:value-type="float">
            <text:p>27.8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2144" calcext:value-type="float">
            <text:p>27.82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488" calcext:value-type="float">
            <text:p>27.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6176" calcext:value-type="float">
            <text:p>27.31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3424" calcext:value-type="float">
            <text:p>26.63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3248" calcext:value-type="float">
            <text:p>24.46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3248" calcext:value-type="float">
            <text:p>24.46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5024" calcext:value-type="float">
            <text:p>24.19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0856" calcext:value-type="float">
            <text:p>22.85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5992" calcext:value-type="float">
            <text:p>22.79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1608" calcext:value-type="float">
            <text:p>22.77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6784" calcext:value-type="float">
            <text:p>23.03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4296" calcext:value-type="float">
            <text:p>23.70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888" calcext:value-type="float">
            <text:p>25.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1552" calcext:value-type="float">
            <text:p>25.37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6336" calcext:value-type="float">
            <text:p>24.78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46" calcext:value-type="float">
            <text:p>25.3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7648" calcext:value-type="float">
            <text:p>25.37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604" calcext:value-type="float">
            <text:p>25.46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844" calcext:value-type="float">
            <text:p>25.61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3512" calcext:value-type="float">
            <text:p>25.81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6832" calcext:value-type="float">
            <text:p>25.70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2616" calcext:value-type="float">
            <text:p>25.50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5936" calcext:value-type="float">
            <text:p>25.39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9256" calcext:value-type="float">
            <text:p>25.28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3624" calcext:value-type="float">
            <text:p>24.42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152" calcext:value-type="float">
            <text:p>23.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4024" calcext:value-type="float">
            <text:p>23.81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1056" calcext:value-type="float">
            <text:p>24.45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2264" calcext:value-type="float">
            <text:p>24.97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8528" calcext:value-type="float">
            <text:p>24.79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6272" calcext:value-type="float">
            <text:p>25.03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9592" calcext:value-type="float">
            <text:p>24.92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5648" calcext:value-type="float">
            <text:p>24.61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4312" calcext:value-type="float">
            <text:p>24.59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1872" calcext:value-type="float">
            <text:p>24.12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6064" calcext:value-type="float">
            <text:p>24.89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2952" calcext:value-type="float">
            <text:p>25.14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8608" calcext:value-type="float">
            <text:p>25.43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2592" calcext:value-type="float">
            <text:p>26.07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0328" calcext:value-type="float">
            <text:p>23.96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9472" calcext:value-type="float">
            <text:p>23.96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4336" calcext:value-type="float">
            <text:p>24.02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444" calcext:value-type="float">
            <text:p>24.09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2328" calcext:value-type="float">
            <text:p>24.72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364" calcext:value-type="float">
            <text:p>25.31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8056" calcext:value-type="float">
            <text:p>27.11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1712" calcext:value-type="float">
            <text:p>26.65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7208" calcext:value-type="float">
            <text:p>25.66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9024" calcext:value-type="float">
            <text:p>25.71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876" calcext:value-type="float">
            <text:p>24.36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2328" calcext:value-type="float">
            <text:p>24.72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3792" calcext:value-type="float">
            <text:p>24.24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0576" calcext:value-type="float">
            <text:p>24.42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5432" calcext:value-type="float">
            <text:p>25.93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8184" calcext:value-type="float">
            <text:p>26.61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2264" calcext:value-type="float">
            <text:p>21.1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9592" calcext:value-type="float">
            <text:p>21.11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1616" calcext:value-type="float">
            <text:p>21.3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24" calcext:value-type="float">
            <text:p>23.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1016" calcext:value-type="float">
            <text:p>24.13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3104" calcext:value-type="float">
            <text:p>24.07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348" calcext:value-type="float">
            <text:p>24.03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2624" calcext:value-type="float">
            <text:p>24.04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8344" calcext:value-type="float">
            <text:p>24.08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1872" calcext:value-type="float">
            <text:p>24.12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2352" calcext:value-type="float">
            <text:p>24.15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004" calcext:value-type="float">
            <text:p>23.1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9-27 23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2696" calcext:value-type="float">
            <text:p>22.33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3704" calcext:value-type="float">
            <text:p>21.2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7312" calcext:value-type="float">
            <text:p>21.92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0208" calcext:value-type="float">
            <text:p>23.00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3288" calcext:value-type="float">
            <text:p>24.78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4928" calcext:value-type="float">
            <text:p>22.6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6248" calcext:value-type="float">
            <text:p>21.79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9856" calcext:value-type="float">
            <text:p>22.4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6144" calcext:value-type="float">
            <text:p>21.72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5056" calcext:value-type="float">
            <text:p>22.16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044" calcext:value-type="float">
            <text:p>22.57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0312" calcext:value-type="float">
            <text:p>23.07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2608" calcext:value-type="float">
            <text:p>23.15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0104" calcext:value-type="float">
            <text:p>22.93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044" calcext:value-type="float">
            <text:p>22.57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0984" calcext:value-type="float">
            <text:p>22.35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3072" calcext:value-type="float">
            <text:p>22.29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2256" calcext:value-type="float">
            <text:p>22.6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1456" calcext:value-type="float">
            <text:p>23.8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452" calcext:value-type="float">
            <text:p>24.73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4248" calcext:value-type="float">
            <text:p>24.84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4832" calcext:value-type="float">
            <text:p>24.94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688" calcext:value-type="float">
            <text:p>24.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7656" calcext:value-type="float">
            <text:p>23.91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6544" calcext:value-type="float">
            <text:p>21.11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8464" calcext:value-type="float">
            <text:p>21.2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6032" calcext:value-type="float">
            <text:p>23.11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5936" calcext:value-type="float">
            <text:p>25.39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316" calcext:value-type="float">
            <text:p>25.28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7272" calcext:value-type="float">
            <text:p>25.41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9088" calcext:value-type="float">
            <text:p>25.46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796" calcext:value-type="float">
            <text:p>25.58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7896" calcext:value-type="float">
            <text:p>25.83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712" calcext:value-type="float">
            <text:p>26.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068" calcext:value-type="float">
            <text:p>28.30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6104" calcext:value-type="float">
            <text:p>29.02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3456" calcext:value-type="float">
            <text:p>28.41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8304" calcext:value-type="float">
            <text:p>27.57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8544" calcext:value-type="float">
            <text:p>25.68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2552" calcext:value-type="float">
            <text:p>25.75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0688" calcext:value-type="float">
            <text:p>26.84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736" calcext:value-type="float">
            <text:p>28.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7168" calcext:value-type="float">
            <text:p>29.15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8984" calcext:value-type="float">
            <text:p>29.2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2744" calcext:value-type="float">
            <text:p>28.81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8-10 21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0864" calcext:value-type="float">
            <text:p>29.01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836" calcext:value-type="float">
            <text:p>28.78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5144" calcext:value-type="float">
            <text:p>28.96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6208" calcext:value-type="float">
            <text:p>29.09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2136" calcext:value-type="float">
            <text:p>29.28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7168" calcext:value-type="float">
            <text:p>29.15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7128" calcext:value-type="float">
            <text:p>28.83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1408" calcext:value-type="float">
            <text:p>28.79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0136" calcext:value-type="float">
            <text:p>28.52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9672" calcext:value-type="float">
            <text:p>25.56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8288" calcext:value-type="float">
            <text:p>26.68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86" calcext:value-type="float">
            <text:p>26.89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2336" calcext:value-type="float">
            <text:p>27.07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1576" calcext:value-type="float">
            <text:p>28.61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1632" calcext:value-type="float">
            <text:p>26.01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0888" calcext:value-type="float">
            <text:p>24.63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2616" calcext:value-type="float">
            <text:p>25.50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3472" calcext:value-type="float">
            <text:p>29.30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7856" calcext:value-type="float">
            <text:p>29.32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3848" calcext:value-type="float">
            <text:p>29.26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4664" calcext:value-type="float">
            <text:p>28.93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8864" calcext:value-type="float">
            <text:p>28.24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8416" calcext:value-type="float">
            <text:p>26.18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9976" calcext:value-type="float">
            <text:p>23.42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2816" calcext:value-type="float">
            <text:p>23.29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8496" calcext:value-type="float">
            <text:p>23.01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7952" calcext:value-type="float">
            <text:p>23.23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6552" calcext:value-type="float">
            <text:p>23.46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488" calcext:value-type="float">
            <text:p>23.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6296" calcext:value-type="float">
            <text:p>24.46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8144" calcext:value-type="float">
            <text:p>26.29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5992" calcext:value-type="float">
            <text:p>26.60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5472" calcext:value-type="float">
            <text:p>26.25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7984" calcext:value-type="float">
            <text:p>25.01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7144" calcext:value-type="float">
            <text:p>22.10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8584" calcext:value-type="float">
            <text:p>22.19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3608" calcext:value-type="float">
            <text:p>23.53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9504" calcext:value-type="float">
            <text:p>29.55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3552" calcext:value-type="float">
            <text:p>29.94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1152" calcext:value-type="float">
            <text:p>29.79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5352" calcext:value-type="float">
            <text:p>29.10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2728" calcext:value-type="float">
            <text:p>27.92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2416" calcext:value-type="float">
            <text:p>27.71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2992" calcext:value-type="float">
            <text:p>29.2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6128" calcext:value-type="float">
            <text:p>28.45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2696" calcext:value-type="float">
            <text:p>26.14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0688" calcext:value-type="float">
            <text:p>26.84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8536" calcext:value-type="float">
            <text:p>27.14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6216" calcext:value-type="float">
            <text:p>27.63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44" calcext:value-type="float">
            <text:p>27.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5424" calcext:value-type="float">
            <text:p>27.39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86" calcext:value-type="float">
            <text:p>26.89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6248" calcext:value-type="float">
            <text:p>25.60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464" calcext:value-type="float">
            <text:p>21.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6832" calcext:value-type="float">
            <text:p>21.89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1256" calcext:value-type="float">
            <text:p>22.24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3616" calcext:value-type="float">
            <text:p>22.07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6936" calcext:value-type="float">
            <text:p>21.96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0696" calcext:value-type="float">
            <text:p>21.57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4792" calcext:value-type="float">
            <text:p>20.8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2776" calcext:value-type="float">
            <text:p>19.16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1712" calcext:value-type="float">
            <text:p>19.03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8056" calcext:value-type="float">
            <text:p>19.49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2416" calcext:value-type="float">
            <text:p>20.0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6064" calcext:value-type="float">
            <text:p>21.0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9096" calcext:value-type="float">
            <text:p>20.19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5984" calcext:value-type="float">
            <text:p>20.44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5728" calcext:value-type="float">
            <text:p>21.4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692" calcext:value-type="float">
            <text:p>21.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0656" calcext:value-type="float">
            <text:p>21.2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236" calcext:value-type="float">
            <text:p>22.6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1264" calcext:value-type="float">
            <text:p>24.59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952" calcext:value-type="float">
            <text:p>26.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2848" calcext:value-type="float">
            <text:p>28.88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2224" calcext:value-type="float">
            <text:p>28.46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6232" calcext:value-type="float">
            <text:p>28.52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5376" calcext:value-type="float">
            <text:p>28.53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56" calcext:value-type="float">
            <text:p>29.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2608" calcext:value-type="float">
            <text:p>30.77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9744" calcext:value-type="float">
            <text:p>31.4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4184" calcext:value-type="float">
            <text:p>28.90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2456" calcext:value-type="float">
            <text:p>31.84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5-17 00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2688" calcext:value-type="float">
            <text:p>31.41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0424" calcext:value-type="float">
            <text:p>29.30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6632" calcext:value-type="float">
            <text:p>27.91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0056" calcext:value-type="float">
            <text:p>27.88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2832" calcext:value-type="float">
            <text:p>27.99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1472" calcext:value-type="float">
            <text:p>28.54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5816" calcext:value-type="float">
            <text:p>28.24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56" calcext:value-type="float">
            <text:p>29.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384" calcext:value-type="float">
            <text:p>30.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4904" calcext:value-type="float">
            <text:p>30.85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2568" calcext:value-type="float">
            <text:p>30.4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9016" calcext:value-type="float">
            <text:p>30.98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764" calcext:value-type="float">
            <text:p>30.6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884" calcext:value-type="float">
            <text:p>28.81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0784" calcext:value-type="float">
            <text:p>28.37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6152" calcext:value-type="float">
            <text:p>27.88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0808" calcext:value-type="float">
            <text:p>27.80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2368" calcext:value-type="float">
            <text:p>28.85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0776" calcext:value-type="float">
            <text:p>26.02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3288" calcext:value-type="float">
            <text:p>28.59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0448" calcext:value-type="float">
            <text:p>28.73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748" calcext:value-type="float">
            <text:p>29.36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1144" calcext:value-type="float">
            <text:p>27.44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6216" calcext:value-type="float">
            <text:p>27.63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2632" calcext:value-type="float">
            <text:p>30.20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9976" calcext:value-type="float">
            <text:p>27.23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1664" calcext:value-type="float">
            <text:p>27.79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4984" calcext:value-type="float">
            <text:p>27.68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4656" calcext:value-type="float">
            <text:p>26.58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6432" calcext:value-type="float">
            <text:p>22.50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428" calcext:value-type="float">
            <text:p>22.8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0672" calcext:value-type="float">
            <text:p>25.95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8232" calcext:value-type="float">
            <text:p>25.47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1552" calcext:value-type="float">
            <text:p>25.37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0112" calcext:value-type="float">
            <text:p>25.28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792" calcext:value-type="float">
            <text:p>25.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4472" calcext:value-type="float">
            <text:p>25.87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0104" calcext:value-type="float">
            <text:p>26.74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0984" calcext:value-type="float">
            <text:p>26.16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1352" calcext:value-type="float">
            <text:p>27.58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2792" calcext:value-type="float">
            <text:p>27.67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792" calcext:value-type="float">
            <text:p>29.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4256" calcext:value-type="float">
            <text:p>31.00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6848" calcext:value-type="float">
            <text:p>30.40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8168" calcext:value-type="float">
            <text:p>29.53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808" calcext:value-type="float">
            <text:p>30.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7712" calcext:value-type="float">
            <text:p>28.93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8944" calcext:value-type="float">
            <text:p>28.88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1096" calcext:value-type="float">
            <text:p>28.58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5192" calcext:value-type="float">
            <text:p>27.82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9584" calcext:value-type="float">
            <text:p>26.38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6224" calcext:value-type="float">
            <text:p>26.17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0256" calcext:value-type="float">
            <text:p>25.67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7248" calcext:value-type="float">
            <text:p>25.98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4728" calcext:value-type="float">
            <text:p>28.68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6336" calcext:value-type="float">
            <text:p>28.5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684" calcext:value-type="float">
            <text:p>28.05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256" calcext:value-type="float">
            <text:p>28.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8672" calcext:value-type="float">
            <text:p>28.99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62" calcext:value-type="float">
            <text:p>30.5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7432" calcext:value-type="float">
            <text:p>30.50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8376" calcext:value-type="float">
            <text:p>29.67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0024" calcext:value-type="float">
            <text:p>26.10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3856" calcext:value-type="float">
            <text:p>27.80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5952" calcext:value-type="float">
            <text:p>30.09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044" calcext:value-type="float">
            <text:p>30.19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0776" calcext:value-type="float">
            <text:p>29.83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5832" calcext:value-type="float">
            <text:p>29.13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4536" calcext:value-type="float">
            <text:p>25.62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1112" calcext:value-type="float">
            <text:p>25.66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4304" calcext:value-type="float">
            <text:p>26.05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4536" calcext:value-type="float">
            <text:p>25.62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3016" calcext:value-type="float">
            <text:p>24.89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1576" calcext:value-type="float">
            <text:p>24.80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26" calcext:value-type="float">
            <text:p>24.6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0952" calcext:value-type="float">
            <text:p>24.38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252" calcext:value-type="float">
            <text:p>23.97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1712" calcext:value-type="float">
            <text:p>22.84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3072" calcext:value-type="float">
            <text:p>22.29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388" calcext:value-type="float">
            <text:p>23.42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0936" calcext:value-type="float">
            <text:p>23.49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0856" calcext:value-type="float">
            <text:p>22.85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1272" calcext:value-type="float">
            <text:p>19.3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148" calcext:value-type="float">
            <text:p>19.4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2376" calcext:value-type="float">
            <text:p>19.77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6192" calcext:value-type="float">
            <text:p>20.58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9008" calcext:value-type="float">
            <text:p>21.0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5136" calcext:value-type="float">
            <text:p>18.99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7808" calcext:value-type="float">
            <text:p>19.0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5176" calcext:value-type="float">
            <text:p>19.3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2-14 00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7576" calcext:value-type="float">
            <text:p>19.46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3088" calcext:value-type="float">
            <text:p>19.3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3504" calcext:value-type="float">
            <text:p>19.65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6856" calcext:value-type="float">
            <text:p>21.3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3024" calcext:value-type="float">
            <text:p>19.6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8136" calcext:value-type="float">
            <text:p>20.13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6528" calcext:value-type="float">
            <text:p>24.03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7632" calcext:value-type="float">
            <text:p>24.48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8128" calcext:value-type="float">
            <text:p>25.40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2736" calcext:value-type="float">
            <text:p>26.46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096" calcext:value-type="float">
            <text:p>26.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2752" calcext:value-type="float">
            <text:p>27.35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0824" calcext:value-type="float">
            <text:p>28.69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3584" calcext:value-type="float">
            <text:p>27.9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1024" calcext:value-type="float">
            <text:p>26.48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188" calcext:value-type="float">
            <text:p>26.47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664" calcext:value-type="float">
            <text:p>26.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568" calcext:value-type="float">
            <text:p>26.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1568" calcext:value-type="float">
            <text:p>26.26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0904" calcext:value-type="float">
            <text:p>25.52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72" calcext:value-type="float">
            <text:p>21.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4224" calcext:value-type="float">
            <text:p>21.60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4224" calcext:value-type="float">
            <text:p>21.60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9672" calcext:value-type="float">
            <text:p>21.75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632" calcext:value-type="float">
            <text:p>21.4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0864" calcext:value-type="float">
            <text:p>21.3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4016" calcext:value-type="float">
            <text:p>21.4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3744" calcext:value-type="float">
            <text:p>21.5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1528" calcext:value-type="float">
            <text:p>22.13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9848" calcext:value-type="float">
            <text:p>23.92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9848" calcext:value-type="float">
            <text:p>23.92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9744" calcext:value-type="float">
            <text:p>23.85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6864" calcext:value-type="float">
            <text:p>23.67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3968" calcext:value-type="float">
            <text:p>22.60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1576" calcext:value-type="float">
            <text:p>20.9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4896" calcext:value-type="float">
            <text:p>20.8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064" calcext:value-type="float">
            <text:p>20.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3296" calcext:value-type="float">
            <text:p>19.51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2376" calcext:value-type="float">
            <text:p>19.77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5376" calcext:value-type="float">
            <text:p>20.91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3872" calcext:value-type="float">
            <text:p>21.0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8088" calcext:value-type="float">
            <text:p>21.2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3328" calcext:value-type="float">
            <text:p>21.2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4328" calcext:value-type="float">
            <text:p>21.67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3048" calcext:value-type="float">
            <text:p>22.86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6032" calcext:value-type="float">
            <text:p>23.11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0672" calcext:value-type="float">
            <text:p>22.14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0472" calcext:value-type="float">
            <text:p>20.54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7424" calcext:value-type="float">
            <text:p>20.53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6072" calcext:value-type="float">
            <text:p>23.43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7408" calcext:value-type="float">
            <text:p>23.45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5696" calcext:value-type="float">
            <text:p>23.47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3504" calcext:value-type="float">
            <text:p>23.4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8744" calcext:value-type="float">
            <text:p>23.47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3128" calcext:value-type="float">
            <text:p>23.50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484" calcext:value-type="float">
            <text:p>23.4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0728" calcext:value-type="float">
            <text:p>23.35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316" calcext:value-type="float">
            <text:p>21.4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7544" calcext:value-type="float">
            <text:p>21.4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6152" calcext:value-type="float">
            <text:p>20.26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3616" calcext:value-type="float">
            <text:p>22.07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0192" calcext:value-type="float">
            <text:p>22.11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7408" calcext:value-type="float">
            <text:p>23.45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404" calcext:value-type="float">
            <text:p>24.70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3184" calcext:value-type="float">
            <text:p>24.71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3664" calcext:value-type="float">
            <text:p>24.74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3664" calcext:value-type="float">
            <text:p>24.74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3664" calcext:value-type="float">
            <text:p>24.74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6336" calcext:value-type="float">
            <text:p>24.78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4248" calcext:value-type="float">
            <text:p>24.84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692" calcext:value-type="float">
            <text:p>24.88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8736" calcext:value-type="float">
            <text:p>24.93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884" calcext:value-type="float">
            <text:p>25.00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2224" calcext:value-type="float">
            <text:p>24.65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3696" calcext:value-type="float">
            <text:p>22.7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6912" calcext:value-type="float">
            <text:p>22.53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144" calcext:value-type="float">
            <text:p>22.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3832" calcext:value-type="float">
            <text:p>24.56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4584" calcext:value-type="float">
            <text:p>24.48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116" calcext:value-type="float">
            <text:p>24.52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0824" calcext:value-type="float">
            <text:p>24.88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8632" calcext:value-type="float">
            <text:p>24.86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3872" calcext:value-type="float">
            <text:p>24.88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4768" calcext:value-type="float">
            <text:p>25.19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944" calcext:value-type="float">
            <text:p>25.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584" calcext:value-type="float">
            <text:p>27.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3928" calcext:value-type="float">
            <text:p>29.90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3656" calcext:value-type="float">
            <text:p>30.01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6952" calcext:value-type="float">
            <text:p>30.4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2816" calcext:value-type="float">
            <text:p>30.91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7736" calcext:value-type="float">
            <text:p>32.17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5024" calcext:value-type="float">
            <text:p>31.81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5512" calcext:value-type="float">
            <text:p>30.38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3816" calcext:value-type="float">
            <text:p>27.48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5424" calcext:value-type="float">
            <text:p>27.39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5904" calcext:value-type="float">
            <text:p>27.42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156" calcext:value-type="float">
            <text:p>27.72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2664" calcext:value-type="float">
            <text:p>28.17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6688" calcext:value-type="float">
            <text:p>29.12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3536" calcext:value-type="float">
            <text:p>29.0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3104" calcext:value-type="float">
            <text:p>27.8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6632" calcext:value-type="float">
            <text:p>27.91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6688" calcext:value-type="float">
            <text:p>29.12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8296" calcext:value-type="float">
            <text:p>29.03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1344" calcext:value-type="float">
            <text:p>29.04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4872" calcext:value-type="float">
            <text:p>29.0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6312" calcext:value-type="float">
            <text:p>29.1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2472" calcext:value-type="float">
            <text:p>28.92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0992" calcext:value-type="float">
            <text:p>28.51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5648" calcext:value-type="float">
            <text:p>28.42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1808" calcext:value-type="float">
            <text:p>28.18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9368" calcext:value-type="float">
            <text:p>27.70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192" calcext:value-type="float">
            <text:p>26.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2776" calcext:value-type="float">
            <text:p>26.78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672" calcext:value-type="float">
            <text:p>27.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3968" calcext:value-type="float">
            <text:p>26.41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5464" calcext:value-type="float">
            <text:p>27.71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1904" calcext:value-type="float">
            <text:p>29.71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5912" calcext:value-type="float">
            <text:p>29.77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4408" calcext:value-type="float">
            <text:p>29.93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2344" calcext:value-type="float">
            <text:p>29.42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3872" calcext:value-type="float">
            <text:p>28.6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5728" calcext:value-type="float">
            <text:p>29.06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7184" calcext:value-type="float">
            <text:p>30.04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4224" calcext:value-type="float">
            <text:p>29.22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7104" calcext:value-type="float">
            <text:p>29.40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8088" calcext:value-type="float">
            <text:p>32.70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4896" calcext:value-type="float">
            <text:p>36.12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2264" calcext:value-type="float">
            <text:p>36.40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1616" calcext:value-type="float">
            <text:p>36.55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3496" calcext:value-type="float">
            <text:p>36.35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3624" calcext:value-type="float">
            <text:p>35.85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2736" calcext:value-type="float">
            <text:p>34.08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2736" calcext:value-type="float">
            <text:p>34.08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07704" calcext:value-type="float">
            <text:p>34.20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7368" calcext:value-type="float">
            <text:p>34.56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5712" calcext:value-type="float">
            <text:p>35.79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1784" calcext:value-type="float">
            <text:p>36.37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8048" calcext:value-type="float">
            <text:p>36.19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7736" calcext:value-type="float">
            <text:p>35.98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4376" calcext:value-type="float">
            <text:p>35.77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1312" calcext:value-type="float">
            <text:p>34.88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8496" calcext:value-type="float">
            <text:p>34.44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392" calcext:value-type="float">
            <text:p>35.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7024" calcext:value-type="float">
            <text:p>36.38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168" calcext:value-type="float">
            <text:p>36.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6232" calcext:value-type="float">
            <text:p>36.14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4416" calcext:value-type="float">
            <text:p>36.09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976" calcext:value-type="float">
            <text:p>36.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5" calcext:value-type="float">
            <text:p>36.1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7192" calcext:value-type="float">
            <text:p>36.20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9344" calcext:value-type="float">
            <text:p>35.89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71456" calcext:value-type="float">
            <text:p>35.27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14128" calcext:value-type="float">
            <text:p>35.31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4816" calcext:value-type="float">
            <text:p>35.48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5296" calcext:value-type="float">
            <text:p>35.51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916" calcext:value-type="float">
            <text:p>35.18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0456" calcext:value-type="float">
            <text:p>34.89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672" calcext:value-type="float">
            <text:p>34.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0624" calcext:value-type="float">
            <text:p>34.71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02648" calcext:value-type="float">
            <text:p>34.90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8536" calcext:value-type="float">
            <text:p>34.76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48" calcext:value-type="float">
            <text:p>34.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572" calcext:value-type="float">
            <text:p>34.33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87664" calcext:value-type="float">
            <text:p>33.88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0696" calcext:value-type="float">
            <text:p>33.0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8928" calcext:value-type="float">
            <text:p>31.80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78" calcext:value-type="float">
            <text:p>31.92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0848" calcext:value-type="float">
            <text:p>31.93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7696" calcext:value-type="float">
            <text:p>31.85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3896" calcext:value-type="float">
            <text:p>31.93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784" calcext:value-type="float">
            <text:p>32.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6712" calcext:value-type="float">
            <text:p>32.36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5504" calcext:value-type="float">
            <text:p>31.84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4736" calcext:value-type="float">
            <text:p>27.22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612" calcext:value-type="float">
            <text:p>26.10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8584" calcext:value-type="float">
            <text:p>26.00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852" calcext:value-type="float">
            <text:p>26.25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5832" calcext:value-type="float">
            <text:p>25.32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544" calcext:value-type="float">
            <text:p>24.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8808" calcext:value-type="float">
            <text:p>23.22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0048" calcext:value-type="float">
            <text:p>21.72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5816" calcext:value-type="float">
            <text:p>24.43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3088" calcext:value-type="float">
            <text:p>26.99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5928" calcext:value-type="float">
            <text:p>26.85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228" calcext:value-type="float">
            <text:p>25.86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6656" calcext:value-type="float">
            <text:p>27.34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6928" calcext:value-type="float">
            <text:p>27.23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8744" calcext:value-type="float">
            <text:p>27.28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0664" calcext:value-type="float">
            <text:p>27.41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148" calcext:value-type="float">
            <text:p>27.08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5056" calcext:value-type="float">
            <text:p>25.97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2" calcext:value-type="float">
            <text:p>23.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2424" calcext:value-type="float">
            <text:p>22.4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2632" calcext:value-type="float">
            <text:p>22.5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8352" calcext:value-type="float">
            <text:p>22.6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3528" calcext:value-type="float">
            <text:p>22.89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2504" calcext:value-type="float">
            <text:p>23.08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9016" calcext:value-type="float">
            <text:p>23.36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5296" calcext:value-type="float">
            <text:p>24.08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2952" calcext:value-type="float">
            <text:p>25.14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1616" calcext:value-type="float">
            <text:p>25.12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1592" calcext:value-type="float">
            <text:p>25.69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4176" calcext:value-type="float">
            <text:p>30.36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4448" calcext:value-type="float">
            <text:p>30.25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8712" calcext:value-type="float">
            <text:p>29.31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7688" calcext:value-type="float">
            <text:p>29.50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8336" calcext:value-type="float">
            <text:p>29.35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032" calcext:value-type="float">
            <text:p>29.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7168" calcext:value-type="float">
            <text:p>29.15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2408" calcext:value-type="float">
            <text:p>29.17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8776" calcext:value-type="float">
            <text:p>29.0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2368" calcext:value-type="float">
            <text:p>28.85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1032" calcext:value-type="float">
            <text:p>28.83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6752" calcext:value-type="float">
            <text:p>28.87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076" calcext:value-type="float">
            <text:p>28.94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4664" calcext:value-type="float">
            <text:p>28.93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412" calcext:value-type="float">
            <text:p>29.15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9168" calcext:value-type="float">
            <text:p>29.91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9264" calcext:value-type="float">
            <text:p>31.44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496" calcext:value-type="float">
            <text:p>32.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0848" calcext:value-type="float">
            <text:p>31.93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208" calcext:value-type="float">
            <text:p>31.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6192" calcext:value-type="float">
            <text:p>32.01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2768" calcext:value-type="float">
            <text:p>32.05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448" calcext:value-type="float">
            <text:p>32.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5568" calcext:value-type="float">
            <text:p>31.59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6768" calcext:value-type="float">
            <text:p>29.76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9328" calcext:value-type="float">
            <text:p>27.38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3272" calcext:value-type="float">
            <text:p>27.70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0448" calcext:value-type="float">
            <text:p>28.73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992" calcext:value-type="float">
            <text:p>29.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2872" calcext:value-type="float">
            <text:p>32.12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4048" calcext:value-type="float">
            <text:p>30.86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3272" calcext:value-type="float">
            <text:p>31.51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1432" calcext:value-type="float">
            <text:p>32.03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5792" calcext:value-type="float">
            <text:p>32.62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1808" calcext:value-type="float">
            <text:p>31.99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4472" calcext:value-type="float">
            <text:p>33.49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1152" calcext:value-type="float">
            <text:p>33.60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184" calcext:value-type="float">
            <text:p>33.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9312" calcext:value-type="float">
            <text:p>34.11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9352" calcext:value-type="float">
            <text:p>34.4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3376" calcext:value-type="float">
            <text:p>35.39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6256" calcext:value-type="float">
            <text:p>35.57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3584" calcext:value-type="float">
            <text:p>35.53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98888" calcext:value-type="float">
            <text:p>35.29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432" calcext:value-type="float">
            <text:p>34.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4088" calcext:value-type="float">
            <text:p>34.99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24" calcext:value-type="float">
            <text:p>34.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8856" calcext:value-type="float">
            <text:p>33.51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0568" calcext:value-type="float">
            <text:p>33.50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28" calcext:value-type="float">
            <text:p>33.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9144" calcext:value-type="float">
            <text:p>34.29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1888" calcext:value-type="float">
            <text:p>32.63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1848" calcext:value-type="float">
            <text:p>32.31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7136" calcext:value-type="float">
            <text:p>31.1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296" calcext:value-type="float">
            <text:p>31.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4104" calcext:value-type="float">
            <text:p>32.07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4096" calcext:value-type="float">
            <text:p>33.53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6016" calcext:value-type="float">
            <text:p>33.65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40976" calcext:value-type="float">
            <text:p>35.24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096" calcext:value-type="float">
            <text:p>34.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6144" calcext:value-type="float">
            <text:p>33.15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3848" calcext:value-type="float">
            <text:p>33.07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5408" calcext:value-type="float">
            <text:p>34.12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0912" calcext:value-type="float">
            <text:p>35.49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3688" calcext:value-type="float">
            <text:p>35.60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052" calcext:value-type="float">
            <text:p>34.64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8896" calcext:value-type="float">
            <text:p>33.83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5784" calcext:value-type="float">
            <text:p>34.08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6592" calcext:value-type="float">
            <text:p>35.21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7096" calcext:value-type="float">
            <text:p>34.67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656" calcext:value-type="float">
            <text:p>33.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3528" calcext:value-type="float">
            <text:p>30.51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8976" calcext:value-type="float">
            <text:p>30.66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0264" calcext:value-type="float">
            <text:p>31.83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9016" calcext:value-type="float">
            <text:p>30.98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576" calcext:value-type="float">
            <text:p>30.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3224" calcext:value-type="float">
            <text:p>32.65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8704" calcext:value-type="float">
            <text:p>34.58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42984" calcext:value-type="float">
            <text:p>34.54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1816" calcext:value-type="float">
            <text:p>34.34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3112" calcext:value-type="float">
            <text:p>34.04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1672" calcext:value-type="float">
            <text:p>33.95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6016" calcext:value-type="float">
            <text:p>33.65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4384" calcext:value-type="float">
            <text:p>34.31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2024" calcext:value-type="float">
            <text:p>34.48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8976" calcext:value-type="float">
            <text:p>34.47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0208" calcext:value-type="float">
            <text:p>34.4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7056" calcext:value-type="float">
            <text:p>34.35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2672" calcext:value-type="float">
            <text:p>34.33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2296" calcext:value-type="float">
            <text:p>34.37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5032" calcext:value-type="float">
            <text:p>34.16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6872" calcext:value-type="float">
            <text:p>33.64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776" calcext:value-type="float">
            <text:p>31.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0112" calcext:value-type="float">
            <text:p>29.0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3648" calcext:value-type="float">
            <text:p>31.47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3168" calcext:value-type="float">
            <text:p>31.44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5672" calcext:value-type="float">
            <text:p>31.66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0528" calcext:value-type="float">
            <text:p>33.18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2368" calcext:value-type="float">
            <text:p>32.66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7888" calcext:value-type="float">
            <text:p>31.10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8264" calcext:value-type="float">
            <text:p>31.06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9496" calcext:value-type="float">
            <text:p>31.01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148" calcext:value-type="float">
            <text:p>30.89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5656" calcext:value-type="float">
            <text:p>30.77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288" calcext:value-type="float">
            <text:p>30.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288" calcext:value-type="float">
            <text:p>30.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0728" calcext:value-type="float">
            <text:p>30.97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2336" calcext:value-type="float">
            <text:p>30.88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1712" calcext:value-type="float">
            <text:p>30.46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0272" calcext:value-type="float">
            <text:p>30.37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9792" calcext:value-type="float">
            <text:p>30.33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9312" calcext:value-type="float">
            <text:p>30.30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5408" calcext:value-type="float">
            <text:p>30.31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8208" calcext:value-type="float">
            <text:p>29.85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6792" calcext:value-type="float">
            <text:p>29.19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7176" calcext:value-type="float">
            <text:p>27.69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6032" calcext:value-type="float">
            <text:p>26.92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616" calcext:value-type="float">
            <text:p>26.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1888" calcext:value-type="float">
            <text:p>25.01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8736" calcext:value-type="float">
            <text:p>24.93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308" calcext:value-type="float">
            <text:p>24.64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7488" calcext:value-type="float">
            <text:p>24.09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2" calcext:value-type="float">
            <text:p>23.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0608" calcext:value-type="float">
            <text:p>22.39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9296" calcext:value-type="float">
            <text:p>21.79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4344" calcext:value-type="float">
            <text:p>22.56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476" calcext:value-type="float">
            <text:p>22.8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4016" calcext:value-type="float">
            <text:p>21.4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5416" calcext:value-type="float">
            <text:p>21.2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8024" calcext:value-type="float">
            <text:p>21.52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9672" calcext:value-type="float">
            <text:p>21.75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668" calcext:value-type="float">
            <text:p>22.9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3472" calcext:value-type="float">
            <text:p>21.6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1584" calcext:value-type="float">
            <text:p>19.53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764" calcext:value-type="float">
            <text:p>23.0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8064" calcext:value-type="float">
            <text:p>25.6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4704" calcext:value-type="float">
            <text:p>25.44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9088" calcext:value-type="float">
            <text:p>25.46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1512" calcext:value-type="float">
            <text:p>25.05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1664" calcext:value-type="float">
            <text:p>23.98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1064" calcext:value-type="float">
            <text:p>22.99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6784" calcext:value-type="float">
            <text:p>23.03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8976" calcext:value-type="float">
            <text:p>23.04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4216" calcext:value-type="float">
            <text:p>23.06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4704" calcext:value-type="float">
            <text:p>21.63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6152" calcext:value-type="float">
            <text:p>24.07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744" calcext:value-type="float">
            <text:p>25.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6208" calcext:value-type="float">
            <text:p>25.28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0112" calcext:value-type="float">
            <text:p>25.28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1952" calcext:value-type="float">
            <text:p>24.76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6704" calcext:value-type="float">
            <text:p>22.39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1248" calcext:value-type="float">
            <text:p>19.89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072" calcext:value-type="float">
            <text:p>18.1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2" calcext:value-type="float">
            <text:p>16.0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0808" calcext:value-type="float">
            <text:p>16.37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7832" calcext:value-type="float">
            <text:p>18.4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9688" calcext:value-type="float">
            <text:p>18.83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7432" calcext:value-type="float">
            <text:p>19.07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9832" calcext:value-type="float">
            <text:p>19.2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9416" calcext:value-type="float">
            <text:p>18.9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5712" calcext:value-type="float">
            <text:p>20.55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2872" calcext:value-type="float">
            <text:p>20.69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3416" calcext:value-type="float">
            <text:p>20.47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3104" calcext:value-type="float">
            <text:p>20.2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6528" calcext:value-type="float">
            <text:p>20.2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2584" calcext:value-type="float">
            <text:p>19.9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2592" calcext:value-type="float">
            <text:p>18.45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9232" calcext:value-type="float">
            <text:p>18.2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0808" calcext:value-type="float">
            <text:p>20.1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7176" calcext:value-type="float">
            <text:p>20.0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8512" calcext:value-type="float">
            <text:p>20.0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82" calcext:value-type="float">
            <text:p>19.8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9768" calcext:value-type="float">
            <text:p>19.47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4032" calcext:value-type="float">
            <text:p>18.54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5304" calcext:value-type="float">
            <text:p>18.81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6632" calcext:value-type="float">
            <text:p>20.29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1464" calcext:value-type="float">
            <text:p>18.57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232" calcext:value-type="float">
            <text:p>18.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3968" calcext:value-type="float">
            <text:p>18.79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1" calcext:value-type="float">
            <text:p>19.4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7992" calcext:value-type="float">
            <text:p>23.55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5384" calcext:value-type="float">
            <text:p>23.26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1544" calcext:value-type="float">
            <text:p>19.2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0688" calcext:value-type="float">
            <text:p>19.2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3568" calcext:value-type="float">
            <text:p>19.40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8536" calcext:value-type="float">
            <text:p>19.5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8784" calcext:value-type="float">
            <text:p>19.98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0384" calcext:value-type="float">
            <text:p>21.3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2152" calcext:value-type="float">
            <text:p>26.36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4328" calcext:value-type="float">
            <text:p>25.48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4272" calcext:value-type="float">
            <text:p>24.27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3832" calcext:value-type="float">
            <text:p>24.56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6288" calcext:value-type="float">
            <text:p>25.92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3344" calcext:value-type="float">
            <text:p>25.99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332" calcext:value-type="float">
            <text:p>22.7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4528" calcext:value-type="float">
            <text:p>23.27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3928" calcext:value-type="float">
            <text:p>26.09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1216" calcext:value-type="float">
            <text:p>25.73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6248" calcext:value-type="float">
            <text:p>25.60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0016" calcext:value-type="float">
            <text:p>27.56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0984" calcext:value-type="float">
            <text:p>29.9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32" calcext:value-type="float">
            <text:p>29.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8672" calcext:value-type="float">
            <text:p>25.18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9896" calcext:value-type="float">
            <text:p>22.7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2712" calcext:value-type="float">
            <text:p>23.22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016" calcext:value-type="float">
            <text:p>24.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5968" calcext:value-type="float">
            <text:p>23.3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7672" calcext:value-type="float">
            <text:p>20.99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8072" calcext:value-type="float">
            <text:p>20.38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468" calcext:value-type="float">
            <text:p>18.3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0296" calcext:value-type="float">
            <text:p>18.3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5848" calcext:value-type="float">
            <text:p>18.59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232" calcext:value-type="float">
            <text:p>18.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1464" calcext:value-type="float">
            <text:p>18.57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28" calcext:value-type="float">
            <text:p>18.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0232" calcext:value-type="float">
            <text:p>18.62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9" calcext:value-type="float">
            <text:p>18.6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9856" calcext:value-type="float">
            <text:p>18.65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628" calcext:value-type="float">
            <text:p>19.76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308" calcext:value-type="float">
            <text:p>24.64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0144" calcext:value-type="float">
            <text:p>23.25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1048" calcext:value-type="float">
            <text:p>25.91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3384" calcext:value-type="float">
            <text:p>26.31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0888" calcext:value-type="float">
            <text:p>28.44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1352" calcext:value-type="float">
            <text:p>27.58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3" calcext:value-type="float">
            <text:p>27.8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8464" calcext:value-type="float">
            <text:p>28.85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5536" calcext:value-type="float">
            <text:p>29.81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3552" calcext:value-type="float">
            <text:p>29.94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1088" calcext:value-type="float">
            <text:p>30.0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24" calcext:value-type="float">
            <text:p>30.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5504" calcext:value-type="float">
            <text:p>31.84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5632" calcext:value-type="float">
            <text:p>31.34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4048" calcext:value-type="float">
            <text:p>30.86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1184" calcext:value-type="float">
            <text:p>31.57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0856" calcext:value-type="float">
            <text:p>30.47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3064" calcext:value-type="float">
            <text:p>31.37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1992" calcext:value-type="float">
            <text:p>32.7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828" calcext:value-type="float">
            <text:p>28.1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1552" calcext:value-type="float">
            <text:p>29.18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7752" calcext:value-type="float">
            <text:p>29.25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9296" calcext:value-type="float">
            <text:p>29.41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9208" calcext:value-type="float">
            <text:p>26.42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2872" calcext:value-type="float">
            <text:p>28.31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6712" calcext:value-type="float">
            <text:p>28.55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1136" calcext:value-type="float">
            <text:p>28.90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56" calcext:value-type="float">
            <text:p>29.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3656" calcext:value-type="float">
            <text:p>26.20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6056" calcext:value-type="float">
            <text:p>26.35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0712" calcext:value-type="float">
            <text:p>26.27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5496" calcext:value-type="float">
            <text:p>25.68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1904" calcext:value-type="float">
            <text:p>25.90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324" calcext:value-type="float">
            <text:p>25.92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0176" calcext:value-type="float">
            <text:p>25.03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248" calcext:value-type="float">
            <text:p>23.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188" calcext:value-type="float">
            <text:p>22.6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2736" calcext:value-type="float">
            <text:p>22.6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3976" calcext:value-type="float">
            <text:p>24.95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4096" calcext:value-type="float">
            <text:p>29.72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2832" calcext:value-type="float">
            <text:p>27.99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7408" calcext:value-type="float">
            <text:p>27.26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4112" calcext:value-type="float">
            <text:p>30.61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1744" calcext:value-type="float">
            <text:p>32.24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9968" calcext:value-type="float">
            <text:p>32.50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7" calcext:value-type="float">
            <text:p>33.1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9216" calcext:value-type="float">
            <text:p>32.58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7072" calcext:value-type="float">
            <text:p>31.43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9768" calcext:value-type="float">
            <text:p>30.90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9832" calcext:value-type="float">
            <text:p>30.65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5392" calcext:value-type="float">
            <text:p>29.42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2592" calcext:value-type="float">
            <text:p>26.07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6336" calcext:value-type="float">
            <text:p>24.78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3976" calcext:value-type="float">
            <text:p>24.95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1248" calcext:value-type="float">
            <text:p>23.70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7552" calcext:value-type="float">
            <text:p>23.84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2184" calcext:value-type="float">
            <text:p>24.33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0976" calcext:value-type="float">
            <text:p>23.81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9136" calcext:value-type="float">
            <text:p>24.32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5456" calcext:value-type="float">
            <text:p>25.36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8928" calcext:value-type="float">
            <text:p>27.99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7896" calcext:value-type="float">
            <text:p>29.64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372" calcext:value-type="float">
            <text:p>29.76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4128" calcext:value-type="float">
            <text:p>31.50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784" calcext:value-type="float">
            <text:p>32.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3912" calcext:value-type="float">
            <text:p>32.82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1056" calcext:value-type="float">
            <text:p>32.07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756" calcext:value-type="float">
            <text:p>30.0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1744" calcext:value-type="float">
            <text:p>28.43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3472" calcext:value-type="float">
            <text:p>29.30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5" calcext:value-type="float">
            <text:p>32.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3664" calcext:value-type="float">
            <text:p>32.36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7192" calcext:value-type="float">
            <text:p>32.39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3832" calcext:value-type="float">
            <text:p>32.18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688" calcext:value-type="float">
            <text:p>32.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264" calcext:value-type="float">
            <text:p>32.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0288" calcext:value-type="float">
            <text:p>31.26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9016" calcext:value-type="float">
            <text:p>30.98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8328" calcext:value-type="float">
            <text:p>30.81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5552" calcext:value-type="float">
            <text:p>30.70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2904" calcext:value-type="float">
            <text:p>30.09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5664" calcext:value-type="float">
            <text:p>29.31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348" calcext:value-type="float">
            <text:p>27.8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6528" calcext:value-type="float">
            <text:p>27.8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2352" calcext:value-type="float">
            <text:p>27.96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1224" calcext:value-type="float">
            <text:p>28.08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02" calcext:value-type="float">
            <text:p>28.2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3768" calcext:value-type="float">
            <text:p>28.6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0008" calcext:value-type="float">
            <text:p>29.02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6784" calcext:value-type="float">
            <text:p>30.6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3776" calcext:value-type="float">
            <text:p>30.97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432" calcext:value-type="float">
            <text:p>30.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9144" calcext:value-type="float">
            <text:p>30.48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7072" calcext:value-type="float">
            <text:p>27.62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4232" calcext:value-type="float">
            <text:p>27.76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8264" calcext:value-type="float">
            <text:p>27.25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6744" calcext:value-type="float">
            <text:p>26.52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8264" calcext:value-type="float">
            <text:p>27.25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3336" calcext:value-type="float">
            <text:p>27.45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2168" calcext:value-type="float">
            <text:p>27.25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3296" calcext:value-type="float">
            <text:p>27.13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288" calcext:value-type="float">
            <text:p>26.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3864" calcext:value-type="float">
            <text:p>26.34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1944" calcext:value-type="float">
            <text:p>26.22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9648" calcext:value-type="float">
            <text:p>26.13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6792" calcext:value-type="float">
            <text:p>25.38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5432" calcext:value-type="float">
            <text:p>22.12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1968" calcext:value-type="float">
            <text:p>21.84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952" calcext:value-type="float">
            <text:p>22.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552" calcext:value-type="float">
            <text:p>25.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084" calcext:value-type="float">
            <text:p>25.77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4992" calcext:value-type="float">
            <text:p>26.22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2648" calcext:value-type="float">
            <text:p>27.28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0272" calcext:value-type="float">
            <text:p>26.56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08" calcext:value-type="float">
            <text:p>25.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3264" calcext:value-type="float">
            <text:p>25.3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408" calcext:value-type="float">
            <text:p>25.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884" calcext:value-type="float">
            <text:p>25.00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8504" calcext:value-type="float">
            <text:p>25.36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7872" calcext:value-type="float">
            <text:p>26.40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5008" calcext:value-type="float">
            <text:p>27.11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1816" calcext:value-type="float">
            <text:p>26.72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07-30 01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8184" calcext:value-type="float">
            <text:p>26.61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9912" calcext:value-type="float">
            <text:p>23.67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6632" calcext:value-type="float">
            <text:p>20.29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6872" calcext:value-type="float">
            <text:p>22.21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6736" calcext:value-type="float">
            <text:p>27.98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1504" calcext:value-type="float">
            <text:p>26.51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6648" calcext:value-type="float">
            <text:p>24.99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2088" calcext:value-type="float">
            <text:p>30.42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2736" calcext:value-type="float">
            <text:p>30.27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1312" calcext:value-type="float">
            <text:p>27.26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3344" calcext:value-type="float">
            <text:p>29.80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3552" calcext:value-type="float">
            <text:p>29.94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332" calcext:value-type="float">
            <text:p>30.3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7152" calcext:value-type="float">
            <text:p>28.26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5352" calcext:value-type="float">
            <text:p>29.10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0912" calcext:value-type="float">
            <text:p>31.68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05-13 22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924" calcext:value-type="float">
            <text:p>32.01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2128" calcext:value-type="float">
            <text:p>30.74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8088" calcext:value-type="float">
            <text:p>32.70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3896" calcext:value-type="float">
            <text:p>28.12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5056" calcext:value-type="float">
            <text:p>29.7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9" calcext:value-type="float">
            <text:p>30.0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04-17 02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3928" calcext:value-type="float">
            <text:p>29.90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748" calcext:value-type="float">
            <text:p>29.36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504" calcext:value-type="float">
            <text:p>25.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0664" calcext:value-type="float">
            <text:p>23.60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5368" calcext:value-type="float">
            <text:p>22.37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716" calcext:value-type="float">
            <text:p>22.9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524" calcext:value-type="float">
            <text:p>22.8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1696" calcext:value-type="float">
            <text:p>21.95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02-27 01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1784" calcext:value-type="float">
            <text:p>21.13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7648" calcext:value-type="float">
            <text:p>21.56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7928" calcext:value-type="float">
            <text:p>16.1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4192" calcext:value-type="float">
            <text:p>16.0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5544" calcext:value-type="float">
            <text:p>16.9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404" calcext:value-type="float">
            <text:p>17.0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0-12-23 0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0992" calcext:value-type="float">
            <text:p>20.8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1496" calcext:value-type="float">
            <text:p>24.16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28" calcext:value-type="float">
            <text:p>30.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2256" calcext:value-type="float">
            <text:p>30.24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7496" calcext:value-type="float">
            <text:p>30.25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9896" calcext:value-type="float">
            <text:p>30.40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2312" calcext:value-type="float">
            <text:p>31.45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0-11-05 01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8824" calcext:value-type="float">
            <text:p>31.73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0752" calcext:value-type="float">
            <text:p>34.21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1928" calcext:value-type="float">
            <text:p>32.95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7288" calcext:value-type="float">
            <text:p>33.92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896" calcext:value-type="float">
            <text:p>33.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3792" calcext:value-type="float">
            <text:p>35.67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55632" calcext:value-type="float">
            <text:p>35.15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028" calcext:value-type="float">
            <text:p>28.9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5136" calcext:value-type="float">
            <text:p>22.80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0032" calcext:value-type="float">
            <text:p>20.8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3864" calcext:value-type="float">
            <text:p>22.53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8648" calcext:value-type="float">
            <text:p>25.75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6224" calcext:value-type="float">
            <text:p>26.17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6" calcext:value-type="float">
            <text:p>25.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7736" calcext:value-type="float">
            <text:p>24.55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488" calcext:value-type="float">
            <text:p>27.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0-08-11 11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704" calcext:value-type="float">
            <text:p>25.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6184" calcext:value-type="float">
            <text:p>29.66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0992" calcext:value-type="float">
            <text:p>28.51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9992" calcext:value-type="float">
            <text:p>31.93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0-07-14 22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7016" calcext:value-type="float">
            <text:p>34.03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6312" calcext:value-type="float">
            <text:p>32.97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3672" calcext:value-type="float">
            <text:p>30.90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056" calcext:value-type="float">
            <text:p>31.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4664" calcext:value-type="float">
            <text:p>32.74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5512" calcext:value-type="float">
            <text:p>30.38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1832" calcext:value-type="float">
            <text:p>27.61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0-06-14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288" calcext:value-type="float">
            <text:p>30.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0-06-14 0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288" calcext:value-type="float">
            <text:p>30.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5752" calcext:value-type="float">
            <text:p>28.49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7512" calcext:value-type="float">
            <text:p>31.14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2608" calcext:value-type="float">
            <text:p>30.77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0584" calcext:value-type="float">
            <text:p>30.58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0-05-21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9792" calcext:value-type="float">
            <text:p>30.33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5352" calcext:value-type="float">
            <text:p>29.10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84" calcext:value-type="float">
            <text:p>29.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6488" calcext:value-type="float">
            <text:p>27.52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2752" calcext:value-type="float">
            <text:p>27.35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7112" calcext:value-type="float">
            <text:p>24.13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8248" calcext:value-type="float">
            <text:p>26.36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2696" calcext:value-type="float">
            <text:p>22.33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7096" calcext:value-type="float">
            <text:p>19.43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1856" calcext:value-type="float">
            <text:p>19.42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86" calcext:value-type="float">
            <text:p>19.2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8784" calcext:value-type="float">
            <text:p>19.98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5304" calcext:value-type="float">
            <text:p>18.81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2912" calcext:value-type="float">
            <text:p>17.2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0752" calcext:value-type="float">
            <text:p>18.9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2224" calcext:value-type="float">
            <text:p>17.0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3504" calcext:value-type="float">
            <text:p>15.8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0-02-24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2872" calcext:value-type="float">
            <text:p>16.88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4192" calcext:value-type="float">
            <text:p>16.0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48" calcext:value-type="float">
            <text:p>19.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952" calcext:value-type="float">
            <text:p>22.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3152" calcext:value-type="float">
            <text:p>22.93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1104" calcext:value-type="float">
            <text:p>23.31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0-01-24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1416" calcext:value-type="float">
            <text:p>23.52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8808" calcext:value-type="float">
            <text:p>23.22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5984" calcext:value-type="float">
            <text:p>16.63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6864" calcext:value-type="float">
            <text:p>16.0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532" calcext:value-type="float">
            <text:p>15.8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9824" calcext:value-type="float">
            <text:p>16.8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4232" calcext:value-type="float">
            <text:p>20.14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452" calcext:value-type="float">
            <text:p>24.73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7112" calcext:value-type="float">
            <text:p>20.32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0184" calcext:value-type="float">
            <text:p>19.7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0712" calcext:value-type="float">
            <text:p>18.65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6736" calcext:value-type="float">
            <text:p>16.55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7336" calcext:value-type="float">
            <text:p>21.3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9-11-08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072" calcext:value-type="float">
            <text:p>24.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1408" calcext:value-type="float">
            <text:p>24.98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292" calcext:value-type="float">
            <text:p>23.3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7672" calcext:value-type="float">
            <text:p>24.80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9-10-21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1432" calcext:value-type="float">
            <text:p>24.41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3808" calcext:value-type="float">
            <text:p>25.13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528" calcext:value-type="float">
            <text:p>23.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9-10-0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7368" calcext:value-type="float">
            <text:p>23.13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6088" calcext:value-type="float">
            <text:p>20.51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9888" calcext:value-type="float">
            <text:p>24.24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46" calcext:value-type="float">
            <text:p>21.5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9-09-11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4848" calcext:value-type="float">
            <text:p>22.02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0048" calcext:value-type="float">
            <text:p>21.72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5224" calcext:value-type="float">
            <text:p>21.98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9-08-28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9168" calcext:value-type="float">
            <text:p>22.29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9544" calcext:value-type="float">
            <text:p>22.25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7104" calcext:value-type="float">
            <text:p>25.59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4432" calcext:value-type="float">
            <text:p>25.55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0256" calcext:value-type="float">
            <text:p>25.67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4032" calcext:value-type="float">
            <text:p>26.16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9-07-31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8608" calcext:value-type="float">
            <text:p>25.43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5584" calcext:value-type="float">
            <text:p>24.86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1728" calcext:value-type="float">
            <text:p>23.73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8296" calcext:value-type="float">
            <text:p>29.03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56" calcext:value-type="float">
            <text:p>29.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4136" calcext:value-type="float">
            <text:p>18.61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9504" calcext:value-type="float">
            <text:p>25.74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4816" calcext:value-type="float">
            <text:p>27.86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2672" calcext:value-type="float">
            <text:p>30.52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9-06-24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9896" calcext:value-type="float">
            <text:p>30.40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112" calcext:value-type="float">
            <text:p>28.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1584" calcext:value-type="float">
            <text:p>27.15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392" calcext:value-type="float">
            <text:p>31.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024" calcext:value-type="float">
            <text:p>28.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1448" calcext:value-type="float">
            <text:p>29.11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4232" calcext:value-type="float">
            <text:p>31.57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468" calcext:value-type="float">
            <text:p>29.82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3632" calcext:value-type="float">
            <text:p>30.58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2576" calcext:value-type="float">
            <text:p>32.80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9-05-09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2264" calcext:value-type="float">
            <text:p>32.59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7872" calcext:value-type="float">
            <text:p>30.21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1368" calcext:value-type="float">
            <text:p>32.28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9264" calcext:value-type="float">
            <text:p>31.44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484" calcext:value-type="float">
            <text:p>31.10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0376" calcext:value-type="float">
            <text:p>30.44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2816" calcext:value-type="float">
            <text:p>30.91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3184" calcext:value-type="float">
            <text:p>28.52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7728" calcext:value-type="float">
            <text:p>26.01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0424" calcext:value-type="float">
            <text:p>25.49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2824" calcext:value-type="float">
            <text:p>21.83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672" calcext:value-type="float">
            <text:p>19.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3496" calcext:value-type="float">
            <text:p>21.1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6664" calcext:value-type="float">
            <text:p>18.2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7472" calcext:value-type="float">
            <text:p>19.39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5256" calcext:value-type="float">
            <text:p>16.14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9-02-13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7184" calcext:value-type="float">
            <text:p>18.61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4072" calcext:value-type="float">
            <text:p>18.86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8408" calcext:value-type="float">
            <text:p>16.2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8632" calcext:value-type="float">
            <text:p>17.2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1752" calcext:value-type="float">
            <text:p>19.35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9064" calcext:value-type="float">
            <text:p>18.4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9064" calcext:value-type="float">
            <text:p>18.4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2488" calcext:value-type="float">
            <text:p>18.3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3688" calcext:value-type="float">
            <text:p>20.36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7328" calcext:value-type="float">
            <text:p>19.00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584" calcext:value-type="float">
            <text:p>20.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5024" calcext:value-type="float">
            <text:p>20.38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004" calcext:value-type="float">
            <text:p>23.1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1568" calcext:value-type="float">
            <text:p>22.45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7" calcext:value-type="float">
            <text:p>21.7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924" calcext:value-type="float">
            <text:p>20.58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8976" calcext:value-type="float">
            <text:p>23.04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8496" calcext:value-type="float">
            <text:p>23.01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3824" calcext:value-type="float">
            <text:p>26.02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3248" calcext:value-type="float">
            <text:p>28.2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0656" calcext:value-type="float">
            <text:p>28.87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9872" calcext:value-type="float">
            <text:p>30.97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9232" calcext:value-type="float">
            <text:p>33.47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3656" calcext:value-type="float">
            <text:p>26.20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8-09-12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3424" calcext:value-type="float">
            <text:p>30.4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2008" calcext:value-type="float">
            <text:p>29.78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932" calcext:value-type="float">
            <text:p>21.2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8-08-28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096" calcext:value-type="float">
            <text:p>26.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0352" calcext:value-type="float">
            <text:p>34.82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928" calcext:value-type="float">
            <text:p>32.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184" calcext:value-type="float">
            <text:p>29.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8-08-08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6176" calcext:value-type="float">
            <text:p>31.12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372" calcext:value-type="float">
            <text:p>22.14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716" calcext:value-type="float">
            <text:p>22.9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3136" calcext:value-type="float">
            <text:p>25.85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4032" calcext:value-type="float">
            <text:p>26.16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7576" calcext:value-type="float">
            <text:p>27.08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4488" calcext:value-type="float">
            <text:p>22.95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3832" calcext:value-type="float">
            <text:p>24.56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8056" calcext:value-type="float">
            <text:p>27.11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2568" calcext:value-type="float">
            <text:p>26.64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8496" calcext:value-type="float">
            <text:p>23.01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756" calcext:value-type="float">
            <text:p>22.38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1056" calcext:value-type="float">
            <text:p>24.45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4888" calcext:value-type="float">
            <text:p>22.34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9928" calcext:value-type="float">
            <text:p>24.56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8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2016" calcext:value-type="float">
            <text:p>24.51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8-05-21 0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9248" calcext:value-type="float">
            <text:p>26.74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6152" calcext:value-type="float">
            <text:p>27.88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8-05-11 0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1496" calcext:value-type="float">
            <text:p>31.78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8-05-06 0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3328" calcext:value-type="float">
            <text:p>36.53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1208" calcext:value-type="float">
            <text:p>31.00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8-04-20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9264" calcext:value-type="float">
            <text:p>27.63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8-04-1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6384" calcext:value-type="float">
            <text:p>27.45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8-04-06 0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252" calcext:value-type="float">
            <text:p>27.78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8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5832" calcext:value-type="float">
            <text:p>29.13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4656" calcext:value-type="float">
            <text:p>22.77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3952" calcext:value-type="float">
            <text:p>21.7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8-03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108" calcext:value-type="float">
            <text:p>20.0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968" calcext:value-type="float">
            <text:p>20.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8-03-05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4512" calcext:value-type="float">
            <text:p>18.57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8-03-01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6952" calcext:value-type="float">
            <text:p>19.0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8-02-26 0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4192" calcext:value-type="float">
            <text:p>19.82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8-02-2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5" calcext:value-type="float">
            <text:p>17.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9512" calcext:value-type="float">
            <text:p>20.47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8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7464" calcext:value-type="float">
            <text:p>24.66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684" calcext:value-type="float">
            <text:p>24.24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8-01-31 0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7448" calcext:value-type="float">
            <text:p>19.96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4696" calcext:value-type="float">
            <text:p>19.28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404" calcext:value-type="float">
            <text:p>17.0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8-01-10 1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8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7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0024" calcext:value-type="float">
            <text:p>18.48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7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9136" calcext:value-type="float">
            <text:p>24.32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7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82" calcext:value-type="float">
            <text:p>23.6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7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1144" calcext:value-type="float">
            <text:p>23.63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7-12-1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612" calcext:value-type="float">
            <text:p>22.29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7-12-06 0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9584" calcext:value-type="float">
            <text:p>22.5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7-11-30 1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8328" calcext:value-type="float">
            <text:p>23.19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7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0624" calcext:value-type="float">
            <text:p>23.28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7-11-2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216" calcext:value-type="float">
            <text:p>21.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7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4384" calcext:value-type="float">
            <text:p>22.88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7-11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6968" calcext:value-type="float">
            <text:p>23.74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7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476" calcext:value-type="float">
            <text:p>26.6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7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0624" calcext:value-type="float">
            <text:p>27.09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7-10-26 0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7752" calcext:value-type="float">
            <text:p>29.25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7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1928" calcext:value-type="float">
            <text:p>29.14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7744" calcext:value-type="float">
            <text:p>23.09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7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1944" calcext:value-type="float">
            <text:p>26.22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7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4856" calcext:value-type="float">
            <text:p>28.18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7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2392" calcext:value-type="float">
            <text:p>28.28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7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036" calcext:value-type="float">
            <text:p>25.74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7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7-09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6224" calcext:value-type="float">
            <text:p>22.36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7-09-17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216" calcext:value-type="float">
            <text:p>24.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088" calcext:value-type="float">
            <text:p>26.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7-09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5928" calcext:value-type="float">
            <text:p>26.85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7-09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5656" calcext:value-type="float">
            <text:p>26.96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7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3808" calcext:value-type="float">
            <text:p>25.13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7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5288" calcext:value-type="float">
            <text:p>25.54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7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4552" calcext:value-type="float">
            <text:p>22.70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7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8408" calcext:value-type="float">
            <text:p>23.83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1" calcext:value-type="float">
            <text:p>23.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7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1496" calcext:value-type="float">
            <text:p>20.35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7-07-28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0872" calcext:value-type="float">
            <text:p>19.93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7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2896" calcext:value-type="float">
            <text:p>20.1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7-07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1232" calcext:value-type="float">
            <text:p>22.81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7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3904" calcext:value-type="float">
            <text:p>26.66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7-07-1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42" calcext:value-type="float">
            <text:p>22.1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7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3848" calcext:value-type="float">
            <text:p>29.26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3536" calcext:value-type="float">
            <text:p>29.0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7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2224" calcext:value-type="float">
            <text:p>28.46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7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9672" calcext:value-type="float">
            <text:p>21.75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3368" calcext:value-type="float">
            <text:p>25.42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7-06-12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0528" calcext:value-type="float">
            <text:p>25.56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7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5568" calcext:value-type="float">
            <text:p>23.97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7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256" calcext:value-type="float">
            <text:p>24.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7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2856" calcext:value-type="float">
            <text:p>23.61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7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3344" calcext:value-type="float">
            <text:p>25.99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7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3504" calcext:value-type="float">
            <text:p>23.4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7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6648" calcext:value-type="float">
            <text:p>24.99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7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5528" calcext:value-type="float">
            <text:p>19.8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7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7336" calcext:value-type="float">
            <text:p>25.16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8416" calcext:value-type="float">
            <text:p>22.37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7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7-04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3904" calcext:value-type="float">
            <text:p>22.85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7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456" calcext:value-type="float">
            <text:p>25.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1112" calcext:value-type="float">
            <text:p>29.47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4416" calcext:value-type="float">
            <text:p>24.66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7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26" calcext:value-type="float">
            <text:p>28.4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7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308" calcext:value-type="float">
            <text:p>28.45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1472" calcext:value-type="float">
            <text:p>28.54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0504" calcext:value-type="float">
            <text:p>22.32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7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6608" calcext:value-type="float">
            <text:p>20.86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7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0536" calcext:value-type="float">
            <text:p>20.29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7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3016" calcext:value-type="float">
            <text:p>17.2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7-02-21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7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7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7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8616" calcext:value-type="float">
            <text:p>16.35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7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764" calcext:value-type="float">
            <text:p>19.2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352" calcext:value-type="float">
            <text:p>16.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7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7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2312" calcext:value-type="float">
            <text:p>23.83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7-01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5608" calcext:value-type="float">
            <text:p>20.48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7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7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6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6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6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3488" calcext:value-type="float">
            <text:p>22.57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6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6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1528" calcext:value-type="float">
            <text:p>22.13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6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2912" calcext:value-type="float">
            <text:p>21.0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6664" calcext:value-type="float">
            <text:p>22.07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6-11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3656" calcext:value-type="float">
            <text:p>18.58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6-11-22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5808" calcext:value-type="float">
            <text:p>18.2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6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424" calcext:value-type="float">
            <text:p>18.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6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6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1632" calcext:value-type="float">
            <text:p>22.20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6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6128" calcext:value-type="float">
            <text:p>20.83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6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6576" calcext:value-type="float">
            <text:p>26.70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6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6424" calcext:value-type="float">
            <text:p>27.77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452" calcext:value-type="float">
            <text:p>28.54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1736" calcext:value-type="float">
            <text:p>26.08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6-10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5128" calcext:value-type="float">
            <text:p>24.26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6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7624" calcext:value-type="float">
            <text:p>22.13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6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6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1864" calcext:value-type="float">
            <text:p>21.77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6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3272" calcext:value-type="float">
            <text:p>23.89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6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332" calcext:value-type="float">
            <text:p>18.9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6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6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06" calcext:value-type="float">
            <text:p>23.85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6-09-02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4248" calcext:value-type="float">
            <text:p>21.0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4432" calcext:value-type="float">
            <text:p>21.7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6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444" calcext:value-type="float">
            <text:p>16.47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6-08-17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7048" calcext:value-type="float">
            <text:p>16.76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6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0264" calcext:value-type="float">
            <text:p>20.40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6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4" calcext:value-type="float">
            <text:p>24.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6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4128" calcext:value-type="float">
            <text:p>27.69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6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928" calcext:value-type="float">
            <text:p>28.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6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8776" calcext:value-type="float">
            <text:p>29.0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6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9864" calcext:value-type="float">
            <text:p>21.0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6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6192" calcext:value-type="float">
            <text:p>24.39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6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1816" calcext:value-type="float">
            <text:p>22.9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6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6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6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6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7016" calcext:value-type="float">
            <text:p>18.79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6-06-1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2464" calcext:value-type="float">
            <text:p>18.9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6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1184" calcext:value-type="float">
            <text:p>20.14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6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6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6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6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9016" calcext:value-type="float">
            <text:p>15.7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6-05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6-05-1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6-05-05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6224" calcext:value-type="float">
            <text:p>18.55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6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6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6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6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6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6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2896" calcext:value-type="float">
            <text:p>16.3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6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0936" calcext:value-type="float">
            <text:p>27.30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6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556" calcext:value-type="float">
            <text:p>33.0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6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1616" calcext:value-type="float">
            <text:p>32.74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6-03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6888" calcext:value-type="float">
            <text:p>30.72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6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8408" calcext:value-type="float">
            <text:p>23.83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6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3912" calcext:value-type="float">
            <text:p>21.3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6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9144" calcext:value-type="float">
            <text:p>22.86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6-02-26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3344" calcext:value-type="float">
            <text:p>22.18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4208" calcext:value-type="float">
            <text:p>20.71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9784" calcext:value-type="float">
            <text:p>20.36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968" calcext:value-type="float">
            <text:p>24.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2784" calcext:value-type="float">
            <text:p>21.51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6088" calcext:value-type="float">
            <text:p>16.70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532" calcext:value-type="float">
            <text:p>15.8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7944" calcext:value-type="float">
            <text:p>17.0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0448" calcext:value-type="float">
            <text:p>21.11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1576" calcext:value-type="float">
            <text:p>24.80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204" calcext:value-type="float">
            <text:p>20.13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9672" calcext:value-type="float">
            <text:p>21.75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3792" calcext:value-type="float">
            <text:p>20.43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2592" calcext:value-type="float">
            <text:p>29.88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5568" calcext:value-type="float">
            <text:p>23.97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4168" calcext:value-type="float">
            <text:p>28.01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3456" calcext:value-type="float">
            <text:p>28.41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5-11-17 22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7528" calcext:value-type="float">
            <text:p>28.22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2472" calcext:value-type="float">
            <text:p>25.11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852" calcext:value-type="float">
            <text:p>22.4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5648" calcext:value-type="float">
            <text:p>28.42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4216" calcext:value-type="float">
            <text:p>26.87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5192" calcext:value-type="float">
            <text:p>24.01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5808" calcext:value-type="float">
            <text:p>25.89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8272" calcext:value-type="float">
            <text:p>25.79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5056" calcext:value-type="float">
            <text:p>29.7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4304" calcext:value-type="float">
            <text:p>29.86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4792" calcext:value-type="float">
            <text:p>28.43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1288" calcext:value-type="float">
            <text:p>27.83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5688" calcext:value-type="float">
            <text:p>21.1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2464" calcext:value-type="float">
            <text:p>18.9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42" calcext:value-type="float">
            <text:p>18.3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5-09-01 21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296" calcext:value-type="float">
            <text:p>23.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5144" calcext:value-type="float">
            <text:p>25.15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116" calcext:value-type="float">
            <text:p>24.52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8184" calcext:value-type="float">
            <text:p>22.80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1064" calcext:value-type="float">
            <text:p>19.18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0376" calcext:value-type="float">
            <text:p>19.0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9432" calcext:value-type="float">
            <text:p>19.83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2936" calcext:value-type="float">
            <text:p>16.63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628" calcext:value-type="float">
            <text:p>23.5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92" calcext:value-type="float">
            <text:p>27.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5-06-16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752" calcext:value-type="float">
            <text:p>29.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7688" calcext:value-type="float">
            <text:p>29.50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6608" calcext:value-type="float">
            <text:p>32.29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1112" calcext:value-type="float">
            <text:p>33.28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9296" calcext:value-type="float">
            <text:p>33.22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8512" calcext:value-type="float">
            <text:p>27.71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716" calcext:value-type="float">
            <text:p>26.80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7088" calcext:value-type="float">
            <text:p>28.51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1096" calcext:value-type="float">
            <text:p>32.39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5816" calcext:value-type="float">
            <text:p>32.05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384" calcext:value-type="float">
            <text:p>26.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4808" calcext:value-type="float">
            <text:p>25.51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2392" calcext:value-type="float">
            <text:p>28.28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7496" calcext:value-type="float">
            <text:p>26.44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8008" calcext:value-type="float">
            <text:p>28.25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8864" calcext:value-type="float">
            <text:p>20.62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3616" calcext:value-type="float">
            <text:p>18.2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8592" calcext:value-type="float">
            <text:p>20.73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912" calcext:value-type="float">
            <text:p>19.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0056" calcext:value-type="float">
            <text:p>20.26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5-03-04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9576" calcext:value-type="float">
            <text:p>20.2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0752" calcext:value-type="float">
            <text:p>18.9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748" calcext:value-type="float">
            <text:p>25.55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2592" calcext:value-type="float">
            <text:p>18.45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3608" calcext:value-type="float">
            <text:p>15.9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3272" calcext:value-type="float">
            <text:p>16.27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8648" calcext:value-type="float">
            <text:p>18.1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4064" calcext:value-type="float">
            <text:p>16.51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7616" calcext:value-type="float">
            <text:p>15.9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4376" calcext:value-type="float">
            <text:p>16.72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6192" calcext:value-type="float">
            <text:p>16.77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724" calcext:value-type="float">
            <text:p>16.0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0576" calcext:value-type="float">
            <text:p>16.80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4-12-09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0512" calcext:value-type="float">
            <text:p>17.0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3064" calcext:value-type="float">
            <text:p>19.94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1768" calcext:value-type="float">
            <text:p>20.24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7008" calcext:value-type="float">
            <text:p>20.25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3728" calcext:value-type="float">
            <text:p>20.68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7848" calcext:value-type="float">
            <text:p>26.97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6912" calcext:value-type="float">
            <text:p>26.34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8808" calcext:value-type="float">
            <text:p>30.84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3856" calcext:value-type="float">
            <text:p>27.80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4808" calcext:value-type="float">
            <text:p>21.70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324" calcext:value-type="float">
            <text:p>25.92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2496" calcext:value-type="float">
            <text:p>28.35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4-09-15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3904" calcext:value-type="float">
            <text:p>30.47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9416" calcext:value-type="float">
            <text:p>30.37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5448" calcext:value-type="float">
            <text:p>30.63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2496" calcext:value-type="float">
            <text:p>32.16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3112" calcext:value-type="float">
            <text:p>30.23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3624" calcext:value-type="float">
            <text:p>16.8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7152" calcext:value-type="float">
            <text:p>16.83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112" calcext:value-type="float">
            <text:p>20.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304" calcext:value-type="float">
            <text:p>24.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5632" calcext:value-type="float">
            <text:p>23.72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3336" calcext:value-type="float">
            <text:p>27.45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4-07-07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968" calcext:value-type="float">
            <text:p>27.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824" calcext:value-type="float">
            <text:p>27.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7592" calcext:value-type="float">
            <text:p>27.97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9624" calcext:value-type="float">
            <text:p>22.89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2184" calcext:value-type="float">
            <text:p>28.14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2888" calcext:value-type="float">
            <text:p>29.20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5552" calcext:value-type="float">
            <text:p>30.70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2344" calcext:value-type="float">
            <text:p>33.23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792" calcext:value-type="float">
            <text:p>32.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216" calcext:value-type="float">
            <text:p>32.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5856" calcext:value-type="float">
            <text:p>24.75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2456" calcext:value-type="float">
            <text:p>24.22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484" calcext:value-type="float">
            <text:p>23.4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4688" calcext:value-type="float">
            <text:p>24.55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292" calcext:value-type="float">
            <text:p>23.3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1496" calcext:value-type="float">
            <text:p>27.97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8304" calcext:value-type="float">
            <text:p>27.57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5624" calcext:value-type="float">
            <text:p>28.99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4-04-14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316" calcext:value-type="float">
            <text:p>29.0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4608" calcext:value-type="float">
            <text:p>27.7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7032" calcext:value-type="float">
            <text:p>19.68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524" calcext:value-type="float">
            <text:p>19.0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2544" calcext:value-type="float">
            <text:p>19.5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5824" calcext:value-type="float">
            <text:p>19.16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1456" calcext:value-type="float">
            <text:p>23.8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3176" calcext:value-type="float">
            <text:p>22.36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6928" calcext:value-type="float">
            <text:p>23.42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9448" calcext:value-type="float">
            <text:p>20.72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4472" calcext:value-type="float">
            <text:p>25.87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2992" calcext:value-type="float">
            <text:p>25.46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3584" calcext:value-type="float">
            <text:p>24.10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2664" calcext:value-type="float">
            <text:p>20.55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3144" calcext:value-type="float">
            <text:p>16.7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4-01-30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5016" calcext:value-type="float">
            <text:p>21.84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352" calcext:value-type="float">
            <text:p>20.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6416" calcext:value-type="float">
            <text:p>25.42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7824" calcext:value-type="float">
            <text:p>23.73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9824" calcext:value-type="float">
            <text:p>24.49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1288" calcext:value-type="float">
            <text:p>20.2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4736" calcext:value-type="float">
            <text:p>19.60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364" calcext:value-type="float">
            <text:p>25.31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0904" calcext:value-type="float">
            <text:p>21.71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4368" calcext:value-type="float">
            <text:p>21.99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0664" calcext:value-type="float">
            <text:p>19.79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5536" calcext:value-type="float">
            <text:p>18.3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5336" calcext:value-type="float">
            <text:p>20.59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1424" calcext:value-type="float">
            <text:p>22.06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304" calcext:value-type="float">
            <text:p>20.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9416" calcext:value-type="float">
            <text:p>26.56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3168" calcext:value-type="float">
            <text:p>27.63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056" calcext:value-type="float">
            <text:p>27.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584" calcext:value-type="float">
            <text:p>27.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0976" calcext:value-type="float">
            <text:p>27.62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6376" calcext:value-type="float">
            <text:p>28.9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8232" calcext:value-type="float">
            <text:p>29.28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6368" calcext:value-type="float">
            <text:p>22.75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7264" calcext:value-type="float">
            <text:p>26.87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5488" calcext:value-type="float">
            <text:p>30.95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204" calcext:value-type="float">
            <text:p>16.3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8696" calcext:value-type="float">
            <text:p>20.8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2472" calcext:value-type="float">
            <text:p>25.11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2592" calcext:value-type="float">
            <text:p>26.07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3928" calcext:value-type="float">
            <text:p>26.09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1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1208" calcext:value-type="float">
            <text:p>15.7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0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1792" calcext:value-type="float">
            <text:p>23.48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0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8648" calcext:value-type="float">
            <text:p>25.75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0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7424" calcext:value-type="float">
            <text:p>28.15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0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0576" calcext:value-type="float">
            <text:p>28.23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6496" calcext:value-type="float">
            <text:p>22.25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0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4432" calcext:value-type="float">
            <text:p>21.7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3616" calcext:value-type="float">
            <text:p>25.88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0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2192" calcext:value-type="float">
            <text:p>26.68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0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184" calcext:value-type="float">
            <text:p>26.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0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0712" calcext:value-type="float">
            <text:p>26.27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928" calcext:value-type="float">
            <text:p>24.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0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12" calcext:value-type="float">
            <text:p>24.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0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9456" calcext:value-type="float">
            <text:p>23.0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0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7984" calcext:value-type="float">
            <text:p>21.2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8584" calcext:value-type="float">
            <text:p>18.3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10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1784" calcext:value-type="float">
            <text:p>17.3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0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0328" calcext:value-type="float">
            <text:p>23.96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0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7824" calcext:value-type="float">
            <text:p>16.1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09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068" calcext:value-type="float">
            <text:p>20.68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0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2528" calcext:value-type="float">
            <text:p>26.32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09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06" calcext:value-type="float">
            <text:p>20.0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09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2528" calcext:value-type="float">
            <text:p>18.70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09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3776" calcext:value-type="float">
            <text:p>19.54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09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6776" calcext:value-type="float">
            <text:p>20.68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09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4104" calcext:value-type="float">
            <text:p>20.64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09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8128" calcext:value-type="float">
            <text:p>21.59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09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8152" calcext:value-type="float">
            <text:p>21.02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0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08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188" calcext:value-type="float">
            <text:p>18.8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08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1424" calcext:value-type="float">
            <text:p>22.06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08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08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8152" calcext:value-type="float">
            <text:p>17.2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0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08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08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3096" calcext:value-type="float">
            <text:p>21.72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08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08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08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9104" calcext:value-type="float">
            <text:p>22.54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08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272" calcext:value-type="float">
            <text:p>25.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0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4416" calcext:value-type="float">
            <text:p>24.66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0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492" calcext:value-type="float">
            <text:p>20.31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07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9696" calcext:value-type="float">
            <text:p>21.1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07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348" calcext:value-type="float">
            <text:p>16.4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07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5328" calcext:value-type="float">
            <text:p>18.2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0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7824" calcext:value-type="float">
            <text:p>16.1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07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0032" calcext:value-type="float">
            <text:p>20.8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07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5328" calcext:value-type="float">
            <text:p>18.2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07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06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0976" calcext:value-type="float">
            <text:p>20.0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06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516" calcext:value-type="float">
            <text:p>18.4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06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06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516" calcext:value-type="float">
            <text:p>18.4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06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7328" calcext:value-type="float">
            <text:p>19.00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06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3352" calcext:value-type="float">
            <text:p>20.72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06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3552" calcext:value-type="float">
            <text:p>22.32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06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524" calcext:value-type="float">
            <text:p>19.0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06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8776" calcext:value-type="float">
            <text:p>21.4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06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06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012" calcext:value-type="float">
            <text:p>20.0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06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588" calcext:value-type="float">
            <text:p>20.3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05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05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0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0712" calcext:value-type="float">
            <text:p>18.65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0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0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0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6672" calcext:value-type="float">
            <text:p>20.61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0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7032" calcext:value-type="float">
            <text:p>19.68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0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4464" calcext:value-type="float">
            <text:p>19.7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0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0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0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5232" calcext:value-type="float">
            <text:p>16.71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0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0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0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0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5552" calcext:value-type="float">
            <text:p>19.2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0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3" calcext:value-type="float">
            <text:p>16.3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0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0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0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0832" calcext:value-type="float">
            <text:p>19.61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0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5408" calcext:value-type="float">
            <text:p>18.88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0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7872" calcext:value-type="float">
            <text:p>30.21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0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0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0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0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0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4696" calcext:value-type="float">
            <text:p>19.28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0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452" calcext:value-type="float">
            <text:p>17.1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0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22" calcext:value-type="float">
            <text:p>17.6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0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1056" calcext:value-type="float">
            <text:p>20.64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0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1624" calcext:value-type="float">
            <text:p>19.85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0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0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0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8112" calcext:value-type="float">
            <text:p>24.51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0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544" calcext:value-type="float">
            <text:p>28.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0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2624" calcext:value-type="float">
            <text:p>24.04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0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22" calcext:value-type="float">
            <text:p>17.6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0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0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7632" calcext:value-type="float">
            <text:p>16.8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0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0744" calcext:value-type="float">
            <text:p>24.24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0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0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8968" calcext:value-type="float">
            <text:p>20.6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0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0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0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3496" calcext:value-type="float">
            <text:p>17.3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0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0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5624" calcext:value-type="float">
            <text:p>17.5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0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2664" calcext:value-type="float">
            <text:p>20.55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0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0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0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6712" calcext:value-type="float">
            <text:p>20.9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0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0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0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0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1928" calcext:value-type="float">
            <text:p>21.52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0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0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6544" calcext:value-type="float">
            <text:p>17.3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0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0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032" calcext:value-type="float">
            <text:p>17.4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0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756" calcext:value-type="float">
            <text:p>18.5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0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0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0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01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0456" calcext:value-type="float">
            <text:p>23.46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0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7288" calcext:value-type="float">
            <text:p>22.49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00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9536" calcext:value-type="float">
            <text:p>19.9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00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0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908" calcext:value-type="float">
            <text:p>23.11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00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1248" calcext:value-type="float">
            <text:p>23.70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00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2024" calcext:value-type="float">
            <text:p>19.24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0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8944" calcext:value-type="float">
            <text:p>25.07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00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972" calcext:value-type="float">
            <text:p>16.8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00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7616" calcext:value-type="float">
            <text:p>23.59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00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7976" calcext:value-type="float">
            <text:p>18.8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00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2936" calcext:value-type="float">
            <text:p>16.63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00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2592" calcext:value-type="float">
            <text:p>26.07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200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6736" calcext:value-type="float">
            <text:p>16.55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1999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7208" calcext:value-type="float">
            <text:p>21.85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1999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4528" calcext:value-type="float">
            <text:p>23.27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199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4224" calcext:value-type="float">
            <text:p>25.41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1999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568" calcext:value-type="float">
            <text:p>21.3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1999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9688" calcext:value-type="float">
            <text:p>18.83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1999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7224" calcext:value-type="float">
            <text:p>22.7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1999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7832" calcext:value-type="float">
            <text:p>22.27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199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1999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1999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4432" calcext:value-type="float">
            <text:p>21.7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199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0424" calcext:value-type="float">
            <text:p>25.49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1998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2864" calcext:value-type="float">
            <text:p>25.96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1998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3216" calcext:value-type="float">
            <text:p>26.49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1998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4744" calcext:value-type="float">
            <text:p>21.9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1998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199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9672" calcext:value-type="float">
            <text:p>25.56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1998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448" calcext:value-type="float">
            <text:p>20.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1998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2112" calcext:value-type="float">
            <text:p>18.4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1998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2496" calcext:value-type="float">
            <text:p>20.7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1998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1998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1998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1998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199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199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199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199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199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1996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1996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0128" calcext:value-type="float">
            <text:p>26.17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1996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1996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8096" calcext:value-type="float">
            <text:p>27.43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1996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8032" calcext:value-type="float">
            <text:p>20.06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1996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7792" calcext:value-type="float">
            <text:p>18.1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1996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7512" calcext:value-type="float">
            <text:p>19.71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199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1672" calcext:value-type="float">
            <text:p>22.52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199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8024" calcext:value-type="float">
            <text:p>25.33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1995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2" calcext:value-type="float">
            <text:p>23.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1995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6072" calcext:value-type="float">
            <text:p>23.43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199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199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199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199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8928" calcext:value-type="float">
            <text:p>24.18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199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636" calcext:value-type="float">
            <text:p>20.40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199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199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199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199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199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199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1416" calcext:value-type="float">
            <text:p>27.33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199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8744" calcext:value-type="float">
            <text:p>23.47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199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2152" calcext:value-type="float">
            <text:p>18.74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199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199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2432" calcext:value-type="float">
            <text:p>17.1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199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199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199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199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199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4032" calcext:value-type="float">
            <text:p>18.54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199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199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199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199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552" calcext:value-type="float">
            <text:p>14.7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199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199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199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199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199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199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199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199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199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199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199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199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199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199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199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199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8952" calcext:value-type="float">
            <text:p>19.80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199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199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199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8648" calcext:value-type="float">
            <text:p>25.75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199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748" calcext:value-type="float">
            <text:p>21.7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199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199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199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199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199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199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199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1991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199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1990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1990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0336" calcext:value-type="float">
            <text:p>22.50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1990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8656" calcext:value-type="float">
            <text:p>16.67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1990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1990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3336" calcext:value-type="float">
            <text:p>16.0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199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199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9064" calcext:value-type="float">
            <text:p>18.4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1990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2456" calcext:value-type="float">
            <text:p>16.6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1990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1990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1990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1990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1989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198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1989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1989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1989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198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5888" calcext:value-type="float">
            <text:p>18.91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1989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7832" calcext:value-type="float">
            <text:p>22.27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1989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198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1336" calcext:value-type="float">
            <text:p>19.07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1989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0008" calcext:value-type="float">
            <text:p>17.5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1989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198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1988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1987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4256" calcext:value-type="float">
            <text:p>15.7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198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1986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198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1986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198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1986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1986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1986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1986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1986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198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1985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1985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198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198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198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198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198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198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198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904476</text:p>
          </table:table-cell>
          <table:table-cell office:value-type="string" calcext:value-type="string">
            <text:p>198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1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604" meta:object-count="0"/>
    <meta:user-defined meta:name="AppVersion">3.0</meta:user-defined>
  </office:meta>
</office:document-meta>
</file>